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OD SZPULI</text:p>
          </table:table-cell>
          <table:table-cell office:value-type="string" calcext:value-type="string">
            <text:p>KOD PÓŁKI</text:p>
          </table:table-cell>
        </table:table-row>
        <table:table-row table:style-name="ro1">
          <table:table-cell office:value-type="float" office:value="32092500" calcext:value-type="float">
            <text:p>32092500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32092800" calcext:value-type="float">
            <text:p>32092800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32149900" calcext:value-type="float">
            <text:p>321499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150200" calcext:value-type="float">
            <text:p>32150200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32151400" calcext:value-type="float">
            <text:p>32151400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32151500" calcext:value-type="float">
            <text:p>32151500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32156100" calcext:value-type="float">
            <text:p>32156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2174500" calcext:value-type="float">
            <text:p>3217450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2185500" calcext:value-type="float">
            <text:p>3218550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2185700" calcext:value-type="float">
            <text:p>32185700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32215000" calcext:value-type="float">
            <text:p>32215000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32291200" calcext:value-type="float">
            <text:p>32291200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32292100" calcext:value-type="float">
            <text:p>32292100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32307700" calcext:value-type="float">
            <text:p>32307700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32311000" calcext:value-type="float">
            <text:p>32311000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32350900" calcext:value-type="float">
            <text:p>32350900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32351100" calcext:value-type="float">
            <text:p>32351100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32351200" calcext:value-type="float">
            <text:p>323512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32394700" calcext:value-type="float">
            <text:p>3239470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2394800" calcext:value-type="float">
            <text:p>32394800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32395000" calcext:value-type="float">
            <text:p>3239500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32442200" calcext:value-type="float">
            <text:p>32442200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32463700" calcext:value-type="float">
            <text:p>32463700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32475500" calcext:value-type="float">
            <text:p>324755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019300" calcext:value-type="float">
            <text:p>3301930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3035500" calcext:value-type="float">
            <text:p>33035500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office:value-type="float" office:value="33044700" calcext:value-type="float">
            <text:p>33044700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float" office:value="33052900" calcext:value-type="float">
            <text:p>33052900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33105700" calcext:value-type="float">
            <text:p>33105700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33105800" calcext:value-type="float">
            <text:p>3310580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3110300" calcext:value-type="float">
            <text:p>33110300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33240800" calcext:value-type="float">
            <text:p>33240800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33322200" calcext:value-type="float">
            <text:p>333222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322900" calcext:value-type="float">
            <text:p>3332290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323100" calcext:value-type="float">
            <text:p>33323100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33323200" calcext:value-type="float">
            <text:p>33323200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33324000" calcext:value-type="float">
            <text:p>3332400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3324100" calcext:value-type="float">
            <text:p>33324100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33325600" calcext:value-type="float">
            <text:p>33325600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33340300" calcext:value-type="float">
            <text:p>33340300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33341000" calcext:value-type="float">
            <text:p>333410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33341200" calcext:value-type="float">
            <text:p>33341200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33388900" calcext:value-type="float">
            <text:p>33388900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33418800" calcext:value-type="float">
            <text:p>33418800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33419100" calcext:value-type="float">
            <text:p>3341910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3419400" calcext:value-type="float">
            <text:p>33419400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33452300" calcext:value-type="float">
            <text:p>33452300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33561400" calcext:value-type="float">
            <text:p>3356140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33584900" calcext:value-type="float">
            <text:p>33584900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33585000" calcext:value-type="float">
            <text:p>3358500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3585200" calcext:value-type="float">
            <text:p>33585200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33585300" calcext:value-type="float">
            <text:p>33585300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33585400" calcext:value-type="float">
            <text:p>33585400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33586000" calcext:value-type="float">
            <text:p>33586000</text:p>
          </table:table-cell>
          <table:table-cell office:value-type="float" office:value="3845" calcext:value-type="float">
            <text:p>3845</text:p>
          </table:table-cell>
        </table:table-row>
        <table:table-row table:style-name="ro1">
          <table:table-cell office:value-type="float" office:value="33636100" calcext:value-type="float">
            <text:p>33636100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33640700" calcext:value-type="float">
            <text:p>33640700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33642600" calcext:value-type="float">
            <text:p>33642600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33644600" calcext:value-type="float">
            <text:p>3364460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33673600" calcext:value-type="float">
            <text:p>33673600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33673800" calcext:value-type="float">
            <text:p>33673800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33710200" calcext:value-type="float">
            <text:p>33710200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33710700" calcext:value-type="float">
            <text:p>33710700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33710800" calcext:value-type="float">
            <text:p>3371080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33720500" calcext:value-type="float">
            <text:p>33720500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33728700" calcext:value-type="float">
            <text:p>33728700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33728800" calcext:value-type="float">
            <text:p>33728800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33728900" calcext:value-type="float">
            <text:p>33728900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33731000" calcext:value-type="float">
            <text:p>33731000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float" office:value="33798500" calcext:value-type="float">
            <text:p>33798500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33820800" calcext:value-type="float">
            <text:p>3382080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33821000" calcext:value-type="float">
            <text:p>33821000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33821500" calcext:value-type="float">
            <text:p>3382150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3821700" calcext:value-type="float">
            <text:p>338217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3821800" calcext:value-type="float">
            <text:p>33821800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33831600" calcext:value-type="float">
            <text:p>33831600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33832400" calcext:value-type="float">
            <text:p>3383240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33838200" calcext:value-type="float">
            <text:p>33838200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33862800" calcext:value-type="float">
            <text:p>33862800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33864500" calcext:value-type="float">
            <text:p>33864500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33866000" calcext:value-type="float">
            <text:p>338660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874100" calcext:value-type="float">
            <text:p>33874100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33874700" calcext:value-type="float">
            <text:p>33874700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33874800" calcext:value-type="float">
            <text:p>33874800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33875000" calcext:value-type="float">
            <text:p>33875000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33875300" calcext:value-type="float">
            <text:p>33875300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33884700" calcext:value-type="float">
            <text:p>33884700</text:p>
          </table:table-cell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33886700" calcext:value-type="float">
            <text:p>33886700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33886800" calcext:value-type="float">
            <text:p>33886800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33917500" calcext:value-type="float">
            <text:p>3391750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33920100" calcext:value-type="float">
            <text:p>33920100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33929300" calcext:value-type="float">
            <text:p>33929300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33930000" calcext:value-type="float">
            <text:p>33930000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33930400" calcext:value-type="float">
            <text:p>3393040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33963600" calcext:value-type="float">
            <text:p>33963600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float" office:value="33972000" calcext:value-type="float">
            <text:p>3397200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33981300" calcext:value-type="float">
            <text:p>33981300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33987400" calcext:value-type="float">
            <text:p>3398740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3993600" calcext:value-type="float">
            <text:p>33993600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33993700" calcext:value-type="float">
            <text:p>339937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4023300" calcext:value-type="float">
            <text:p>3402330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34024500" calcext:value-type="float">
            <text:p>3402450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4025900" calcext:value-type="float">
            <text:p>34025900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34034700" calcext:value-type="float">
            <text:p>34034700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34041000" calcext:value-type="float">
            <text:p>34041000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float" office:value="34047500" calcext:value-type="float">
            <text:p>34047500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34056100" calcext:value-type="float">
            <text:p>34056100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34059300" calcext:value-type="float">
            <text:p>34059300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34086300" calcext:value-type="float">
            <text:p>34086300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34086500" calcext:value-type="float">
            <text:p>34086500</text:p>
          </table:table-cell>
          <table:table-cell office:value-type="float" office:value="2661" calcext:value-type="float">
            <text:p>2661</text:p>
          </table:table-cell>
        </table:table-row>
        <table:table-row table:style-name="ro1">
          <table:table-cell office:value-type="float" office:value="34087100" calcext:value-type="float">
            <text:p>3408710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4087900" calcext:value-type="float">
            <text:p>34087900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34089500" calcext:value-type="float">
            <text:p>34089500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office:value-type="float" office:value="34089800" calcext:value-type="float">
            <text:p>3408980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4089900" calcext:value-type="float">
            <text:p>34089900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float" office:value="34092600" calcext:value-type="float">
            <text:p>3409260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4092700" calcext:value-type="float">
            <text:p>3409270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4095300" calcext:value-type="float">
            <text:p>340953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096000" calcext:value-type="float">
            <text:p>34096000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34096200" calcext:value-type="float">
            <text:p>3409620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4096300" calcext:value-type="float">
            <text:p>3409630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4096400" calcext:value-type="float">
            <text:p>34096400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34096500" calcext:value-type="float">
            <text:p>34096500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34096600" calcext:value-type="float">
            <text:p>3409660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34096700" calcext:value-type="float">
            <text:p>34096700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34096800" calcext:value-type="float">
            <text:p>34096800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34096900" calcext:value-type="float">
            <text:p>34096900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office:value-type="float" office:value="34097000" calcext:value-type="float">
            <text:p>34097000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34097200" calcext:value-type="float">
            <text:p>34097200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34097300" calcext:value-type="float">
            <text:p>34097300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34097800" calcext:value-type="float">
            <text:p>34097800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34101700" calcext:value-type="float">
            <text:p>34101700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34110300" calcext:value-type="float">
            <text:p>34110300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34110400" calcext:value-type="float">
            <text:p>34110400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34111600" calcext:value-type="float">
            <text:p>3411160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34111700" calcext:value-type="float">
            <text:p>341117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111800" calcext:value-type="float">
            <text:p>34111800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34115200" calcext:value-type="float">
            <text:p>34115200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34116300" calcext:value-type="float">
            <text:p>34116300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34119400" calcext:value-type="float">
            <text:p>34119400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34121800" calcext:value-type="float">
            <text:p>34121800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34121900" calcext:value-type="float">
            <text:p>34121900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34122400" calcext:value-type="float">
            <text:p>341224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4122500" calcext:value-type="float">
            <text:p>34122500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34124500" calcext:value-type="float">
            <text:p>34124500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34124600" calcext:value-type="float">
            <text:p>3412460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4127900" calcext:value-type="float">
            <text:p>34127900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34131400" calcext:value-type="float">
            <text:p>3413140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34131700" calcext:value-type="float">
            <text:p>341317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4132300" calcext:value-type="float">
            <text:p>341323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132500" calcext:value-type="float">
            <text:p>34132500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34132600" calcext:value-type="float">
            <text:p>34132600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34134300" calcext:value-type="float">
            <text:p>34134300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34137100" calcext:value-type="float">
            <text:p>34137100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34137300" calcext:value-type="float">
            <text:p>34137300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34139400" calcext:value-type="float">
            <text:p>34139400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34139700" calcext:value-type="float">
            <text:p>3413970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34140500" calcext:value-type="float">
            <text:p>341405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4142400" calcext:value-type="float">
            <text:p>34142400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4171900" calcext:value-type="float">
            <text:p>34171900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34182000" calcext:value-type="float">
            <text:p>3418200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4182200" calcext:value-type="float">
            <text:p>34182200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34182300" calcext:value-type="float">
            <text:p>341823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4185800" calcext:value-type="float">
            <text:p>3418580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34188300" calcext:value-type="float">
            <text:p>34188300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34190600" calcext:value-type="float">
            <text:p>34190600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34190700" calcext:value-type="float">
            <text:p>34190700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34194000" calcext:value-type="float">
            <text:p>34194000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34198300" calcext:value-type="float">
            <text:p>34198300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34199400" calcext:value-type="float">
            <text:p>3419940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4199500" calcext:value-type="float">
            <text:p>3419950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4202600" calcext:value-type="float">
            <text:p>3420260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34202700" calcext:value-type="float">
            <text:p>34202700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34202800" calcext:value-type="float">
            <text:p>3420280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34208100" calcext:value-type="float">
            <text:p>3420810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34211200" calcext:value-type="float">
            <text:p>34211200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34213000" calcext:value-type="float">
            <text:p>34213000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34215300" calcext:value-type="float">
            <text:p>3421530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34218600" calcext:value-type="float">
            <text:p>34218600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34219000" calcext:value-type="float">
            <text:p>34219000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34219100" calcext:value-type="float">
            <text:p>34219100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34219200" calcext:value-type="float">
            <text:p>34219200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34219500" calcext:value-type="float">
            <text:p>34219500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34219600" calcext:value-type="float">
            <text:p>34219600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34219800" calcext:value-type="float">
            <text:p>34219800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34219900" calcext:value-type="float">
            <text:p>3421990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34221700" calcext:value-type="float">
            <text:p>34221700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34224100" calcext:value-type="float">
            <text:p>3422410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34224300" calcext:value-type="float">
            <text:p>3422430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4224600" calcext:value-type="float">
            <text:p>3422460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4224700" calcext:value-type="float">
            <text:p>34224700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34224800" calcext:value-type="float">
            <text:p>34224800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34224900" calcext:value-type="float">
            <text:p>3422490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4225000" calcext:value-type="float">
            <text:p>34225000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34225100" calcext:value-type="float">
            <text:p>3422510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34225200" calcext:value-type="float">
            <text:p>34225200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34225300" calcext:value-type="float">
            <text:p>34225300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34225400" calcext:value-type="float">
            <text:p>34225400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float" office:value="34225500" calcext:value-type="float">
            <text:p>34225500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34225600" calcext:value-type="float">
            <text:p>34225600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34225700" calcext:value-type="float">
            <text:p>34225700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34225800" calcext:value-type="float">
            <text:p>34225800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34225900" calcext:value-type="float">
            <text:p>34225900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34226000" calcext:value-type="float">
            <text:p>34226000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34226100" calcext:value-type="float">
            <text:p>34226100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34227900" calcext:value-type="float">
            <text:p>34227900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34233800" calcext:value-type="float">
            <text:p>34233800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4233900" calcext:value-type="float">
            <text:p>34233900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34234000" calcext:value-type="float">
            <text:p>342340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4236600" calcext:value-type="float">
            <text:p>3423660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34236700" calcext:value-type="float">
            <text:p>342367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4236800" calcext:value-type="float">
            <text:p>34236800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34236900" calcext:value-type="float">
            <text:p>34236900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34237000" calcext:value-type="float">
            <text:p>34237000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34237100" calcext:value-type="float">
            <text:p>34237100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34237200" calcext:value-type="float">
            <text:p>34237200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float" office:value="34237300" calcext:value-type="float">
            <text:p>34237300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34237400" calcext:value-type="float">
            <text:p>34237400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34237500" calcext:value-type="float">
            <text:p>34237500</text:p>
          </table:table-cell>
          <table:table-cell office:value-type="float" office:value="3845" calcext:value-type="float">
            <text:p>3845</text:p>
          </table:table-cell>
        </table:table-row>
        <table:table-row table:style-name="ro1">
          <table:table-cell office:value-type="float" office:value="34238300" calcext:value-type="float">
            <text:p>342383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34238800" calcext:value-type="float">
            <text:p>34238800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34238900" calcext:value-type="float">
            <text:p>34238900</text:p>
          </table:table-cell>
          <table:table-cell office:value-type="float" office:value="3433" calcext:value-type="float">
            <text:p>3433</text:p>
          </table:table-cell>
        </table:table-row>
        <table:table-row table:style-name="ro1">
          <table:table-cell office:value-type="float" office:value="34245800" calcext:value-type="float">
            <text:p>34245800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34258900" calcext:value-type="float">
            <text:p>34258900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34261800" calcext:value-type="float">
            <text:p>34261800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34264900" calcext:value-type="float">
            <text:p>3426490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34270100" calcext:value-type="float">
            <text:p>3427010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34272800" calcext:value-type="float">
            <text:p>34272800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34276900" calcext:value-type="float">
            <text:p>34276900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34280500" calcext:value-type="float">
            <text:p>34280500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34282000" calcext:value-type="float">
            <text:p>34282000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34282200" calcext:value-type="float">
            <text:p>3428220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4285800" calcext:value-type="float">
            <text:p>34285800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34288400" calcext:value-type="float">
            <text:p>3428840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4289800" calcext:value-type="float">
            <text:p>3428980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34290100" calcext:value-type="float">
            <text:p>3429010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34295800" calcext:value-type="float">
            <text:p>34295800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34297700" calcext:value-type="float">
            <text:p>34297700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34297800" calcext:value-type="float">
            <text:p>34297800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34298000" calcext:value-type="float">
            <text:p>34298000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34298100" calcext:value-type="float">
            <text:p>3429810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4307200" calcext:value-type="float">
            <text:p>34307200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34310500" calcext:value-type="float">
            <text:p>34310500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34310800" calcext:value-type="float">
            <text:p>34310800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34311800" calcext:value-type="float">
            <text:p>34311800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34319400" calcext:value-type="float">
            <text:p>343194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4324500" calcext:value-type="float">
            <text:p>34324500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34324600" calcext:value-type="float">
            <text:p>3432460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4339000" calcext:value-type="float">
            <text:p>34339000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34339100" calcext:value-type="float">
            <text:p>34339100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34339200" calcext:value-type="float">
            <text:p>34339200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34339300" calcext:value-type="float">
            <text:p>3433930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34339400" calcext:value-type="float">
            <text:p>34339400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34339600" calcext:value-type="float">
            <text:p>34339600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34339800" calcext:value-type="float">
            <text:p>34339800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34339900" calcext:value-type="float">
            <text:p>34339900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34340000" calcext:value-type="float">
            <text:p>3434000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4340100" calcext:value-type="float">
            <text:p>34340100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34340200" calcext:value-type="float">
            <text:p>34340200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34340300" calcext:value-type="float">
            <text:p>34340300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34340500" calcext:value-type="float">
            <text:p>34340500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34340600" calcext:value-type="float">
            <text:p>34340600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34340700" calcext:value-type="float">
            <text:p>34340700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34340800" calcext:value-type="float">
            <text:p>3434080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4340900" calcext:value-type="float">
            <text:p>3434090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4341000" calcext:value-type="float">
            <text:p>34341000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float" office:value="34341100" calcext:value-type="float">
            <text:p>3434110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34341200" calcext:value-type="float">
            <text:p>3434120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34341300" calcext:value-type="float">
            <text:p>3434130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4341500" calcext:value-type="float">
            <text:p>3434150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4341600" calcext:value-type="float">
            <text:p>34341600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34341700" calcext:value-type="float">
            <text:p>34341700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34341800" calcext:value-type="float">
            <text:p>343418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341900" calcext:value-type="float">
            <text:p>34341900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34342100" calcext:value-type="float">
            <text:p>34342100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34342200" calcext:value-type="float">
            <text:p>3434220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34342300" calcext:value-type="float">
            <text:p>34342300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34342500" calcext:value-type="float">
            <text:p>3434250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4342600" calcext:value-type="float">
            <text:p>34342600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34342700" calcext:value-type="float">
            <text:p>3434270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34342800" calcext:value-type="float">
            <text:p>34342800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34342900" calcext:value-type="float">
            <text:p>34342900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34343000" calcext:value-type="float">
            <text:p>343430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4343100" calcext:value-type="float">
            <text:p>34343100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34343200" calcext:value-type="float">
            <text:p>34343200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34343300" calcext:value-type="float">
            <text:p>343433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34343400" calcext:value-type="float">
            <text:p>34343400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34343500" calcext:value-type="float">
            <text:p>34343500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34343600" calcext:value-type="float">
            <text:p>34343600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34343700" calcext:value-type="float">
            <text:p>343437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34343800" calcext:value-type="float">
            <text:p>343438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4344000" calcext:value-type="float">
            <text:p>3434400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34344300" calcext:value-type="float">
            <text:p>34344300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34344400" calcext:value-type="float">
            <text:p>3434440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344500" calcext:value-type="float">
            <text:p>34344500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34344600" calcext:value-type="float">
            <text:p>34344600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34344800" calcext:value-type="float">
            <text:p>3434480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4345300" calcext:value-type="float">
            <text:p>34345300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office:value-type="float" office:value="34345600" calcext:value-type="float">
            <text:p>34345600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34345700" calcext:value-type="float">
            <text:p>34345700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4345800" calcext:value-type="float">
            <text:p>343458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4345900" calcext:value-type="float">
            <text:p>34345900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34346000" calcext:value-type="float">
            <text:p>34346000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34346100" calcext:value-type="float">
            <text:p>34346100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34346200" calcext:value-type="float">
            <text:p>34346200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34346300" calcext:value-type="float">
            <text:p>34346300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34346400" calcext:value-type="float">
            <text:p>34346400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34346600" calcext:value-type="float">
            <text:p>34346600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34346700" calcext:value-type="float">
            <text:p>34346700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34346800" calcext:value-type="float">
            <text:p>34346800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34347000" calcext:value-type="float">
            <text:p>343470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4347100" calcext:value-type="float">
            <text:p>3434710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34347200" calcext:value-type="float">
            <text:p>34347200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34347300" calcext:value-type="float">
            <text:p>343473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347400" calcext:value-type="float">
            <text:p>34347400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float" office:value="34347700" calcext:value-type="float">
            <text:p>34347700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34348000" calcext:value-type="float">
            <text:p>34348000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34348100" calcext:value-type="float">
            <text:p>3434810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34348200" calcext:value-type="float">
            <text:p>34348200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34348300" calcext:value-type="float">
            <text:p>34348300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34348400" calcext:value-type="float">
            <text:p>34348400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34348500" calcext:value-type="float">
            <text:p>3434850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34348600" calcext:value-type="float">
            <text:p>34348600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34357000" calcext:value-type="float">
            <text:p>34357000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34358000" calcext:value-type="float">
            <text:p>3435800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4358900" calcext:value-type="float">
            <text:p>34358900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34430100" calcext:value-type="float">
            <text:p>3443010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4431500" calcext:value-type="float">
            <text:p>3443150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34431600" calcext:value-type="float">
            <text:p>34431600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34431700" calcext:value-type="float">
            <text:p>34431700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34431800" calcext:value-type="float">
            <text:p>34431800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34431900" calcext:value-type="float">
            <text:p>34431900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34432000" calcext:value-type="float">
            <text:p>34432000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34432100" calcext:value-type="float">
            <text:p>34432100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34432200" calcext:value-type="float">
            <text:p>34432200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float" office:value="34432300" calcext:value-type="float">
            <text:p>344323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432400" calcext:value-type="float">
            <text:p>34432400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34432500" calcext:value-type="float">
            <text:p>34432500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34432600" calcext:value-type="float">
            <text:p>34432600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34432700" calcext:value-type="float">
            <text:p>344327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4432800" calcext:value-type="float">
            <text:p>34432800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90480500" calcext:value-type="float">
            <text:p>90480500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90480700" calcext:value-type="float">
            <text:p>9048070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90480800" calcext:value-type="float">
            <text:p>90480800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90480900" calcext:value-type="float">
            <text:p>9048090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90518800" calcext:value-type="float">
            <text:p>90518800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90519900" calcext:value-type="float">
            <text:p>90519900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90520200" calcext:value-type="float">
            <text:p>90520200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float" office:value="90521100" calcext:value-type="float">
            <text:p>905211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0522000" calcext:value-type="float">
            <text:p>9052200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90522400" calcext:value-type="float">
            <text:p>9052240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0522800" calcext:value-type="float">
            <text:p>90522800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float" office:value="90526200" calcext:value-type="float">
            <text:p>9052620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90528500" calcext:value-type="float">
            <text:p>90528500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90528700" calcext:value-type="float">
            <text:p>90528700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90528800" calcext:value-type="float">
            <text:p>90528800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90531300" calcext:value-type="float">
            <text:p>90531300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90531500" calcext:value-type="float">
            <text:p>90531500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90531600" calcext:value-type="float">
            <text:p>90531600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90531800" calcext:value-type="float">
            <text:p>9053180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90532100" calcext:value-type="float">
            <text:p>90532100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90532300" calcext:value-type="float">
            <text:p>90532300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0533100" calcext:value-type="float">
            <text:p>90533100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90533200" calcext:value-type="float">
            <text:p>90533200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90533400" calcext:value-type="float">
            <text:p>90533400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90533900" calcext:value-type="float">
            <text:p>905339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90534200" calcext:value-type="float">
            <text:p>90534200</text:p>
          </table:table-cell>
          <table:table-cell office:value-type="float" office:value="3618" calcext:value-type="float">
            <text:p>3618</text:p>
          </table:table-cell>
        </table:table-row>
        <table:table-row table:style-name="ro1">
          <table:table-cell office:value-type="float" office:value="90534500" calcext:value-type="float">
            <text:p>905345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0534700" calcext:value-type="float">
            <text:p>9053470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90534800" calcext:value-type="float">
            <text:p>90534800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90534900" calcext:value-type="float">
            <text:p>90534900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0535000" calcext:value-type="float">
            <text:p>90535000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90535100" calcext:value-type="float">
            <text:p>905351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90535200" calcext:value-type="float">
            <text:p>90535200</text:p>
          </table:table-cell>
          <table:table-cell office:value-type="float" office:value="3526" calcext:value-type="float">
            <text:p>3526</text:p>
          </table:table-cell>
        </table:table-row>
        <table:table-row table:style-name="ro1">
          <table:table-cell office:value-type="float" office:value="90535500" calcext:value-type="float">
            <text:p>9053550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90535600" calcext:value-type="float">
            <text:p>90535600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90535700" calcext:value-type="float">
            <text:p>90535700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90535800" calcext:value-type="float">
            <text:p>90535800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90535900" calcext:value-type="float">
            <text:p>90535900</text:p>
          </table:table-cell>
          <table:table-cell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90536300" calcext:value-type="float">
            <text:p>90536300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90536500" calcext:value-type="float">
            <text:p>90536500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90538000" calcext:value-type="float">
            <text:p>905380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0538600" calcext:value-type="float">
            <text:p>90538600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90539200" calcext:value-type="float">
            <text:p>90539200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90540600" calcext:value-type="float">
            <text:p>905406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0540800" calcext:value-type="float">
            <text:p>90540800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90541400" calcext:value-type="float">
            <text:p>90541400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90542200" calcext:value-type="float">
            <text:p>90542200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90543000" calcext:value-type="float">
            <text:p>90543000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90543100" calcext:value-type="float">
            <text:p>90543100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90544500" calcext:value-type="float">
            <text:p>90544500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90546400" calcext:value-type="float">
            <text:p>90546400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90546800" calcext:value-type="float">
            <text:p>9054680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90548600" calcext:value-type="float">
            <text:p>90548600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90548700" calcext:value-type="float">
            <text:p>90548700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90549000" calcext:value-type="float">
            <text:p>90549000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90679400" calcext:value-type="float">
            <text:p>90679400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90913100" calcext:value-type="float">
            <text:p>9091310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90913600" calcext:value-type="float">
            <text:p>90913600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90915400" calcext:value-type="float">
            <text:p>909154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0918100" calcext:value-type="float">
            <text:p>9091810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90918900" calcext:value-type="float">
            <text:p>90918900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91005100" calcext:value-type="float">
            <text:p>91005100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91006000" calcext:value-type="float">
            <text:p>91006000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91006200" calcext:value-type="float">
            <text:p>91006200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91006400" calcext:value-type="float">
            <text:p>91006400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91006500" calcext:value-type="float">
            <text:p>91006500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float" office:value="91007100" calcext:value-type="float">
            <text:p>91007100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91007200" calcext:value-type="float">
            <text:p>91007200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91007400" calcext:value-type="float">
            <text:p>91007400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91007500" calcext:value-type="float">
            <text:p>91007500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91008300" calcext:value-type="float">
            <text:p>91008300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91009500" calcext:value-type="float">
            <text:p>91009500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91011200" calcext:value-type="float">
            <text:p>91011200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91011300" calcext:value-type="float">
            <text:p>91011300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91011700" calcext:value-type="float">
            <text:p>91011700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91012200" calcext:value-type="float">
            <text:p>91012200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91015100" calcext:value-type="float">
            <text:p>9101510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91015200" calcext:value-type="float">
            <text:p>91015200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91015300" calcext:value-type="float">
            <text:p>9101530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1015900" calcext:value-type="float">
            <text:p>9101590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91016500" calcext:value-type="float">
            <text:p>91016500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91017000" calcext:value-type="float">
            <text:p>9101700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91017800" calcext:value-type="float">
            <text:p>91017800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91018500" calcext:value-type="float">
            <text:p>91018500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91030200" calcext:value-type="float">
            <text:p>91030200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91043400" calcext:value-type="float">
            <text:p>91043400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91043800" calcext:value-type="float">
            <text:p>91043800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91043900" calcext:value-type="float">
            <text:p>91043900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91044000" calcext:value-type="float">
            <text:p>91044000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91044100" calcext:value-type="float">
            <text:p>9104410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91045200" calcext:value-type="float">
            <text:p>9104520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91091100" calcext:value-type="float">
            <text:p>91091100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91093000" calcext:value-type="float">
            <text:p>91093000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91093400" calcext:value-type="float">
            <text:p>91093400</text:p>
          </table:table-cell>
          <table:table-cell office:value-type="float" office:value="3858" calcext:value-type="float">
            <text:p>3858</text:p>
          </table:table-cell>
        </table:table-row>
        <table:table-row table:style-name="ro1">
          <table:table-cell office:value-type="float" office:value="91093900" calcext:value-type="float">
            <text:p>91093900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float" office:value="91094300" calcext:value-type="float">
            <text:p>9109430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91094400" calcext:value-type="float">
            <text:p>910944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1095700" calcext:value-type="float">
            <text:p>91095700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91096700" calcext:value-type="float">
            <text:p>91096700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float" office:value="91097900" calcext:value-type="float">
            <text:p>9109790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91098400" calcext:value-type="float">
            <text:p>91098400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91098500" calcext:value-type="float">
            <text:p>91098500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91098900" calcext:value-type="float">
            <text:p>9109890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91099600" calcext:value-type="float">
            <text:p>91099600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91110300" calcext:value-type="float">
            <text:p>91110300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91111100" calcext:value-type="float">
            <text:p>911111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1111200" calcext:value-type="float">
            <text:p>91111200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91111500" calcext:value-type="float">
            <text:p>91111500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91112000" calcext:value-type="float">
            <text:p>91112000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91112100" calcext:value-type="float">
            <text:p>91112100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91112600" calcext:value-type="float">
            <text:p>91112600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91113100" calcext:value-type="float">
            <text:p>9111310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91113700" calcext:value-type="float">
            <text:p>9111370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91116500" calcext:value-type="float">
            <text:p>911165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91117000" calcext:value-type="float">
            <text:p>91117000</text:p>
          </table:table-cell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float" office:value="91117100" calcext:value-type="float">
            <text:p>91117100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91150100" calcext:value-type="float">
            <text:p>91150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91150600" calcext:value-type="float">
            <text:p>91150600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91150700" calcext:value-type="float">
            <text:p>911507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150800" calcext:value-type="float">
            <text:p>911508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1151100" calcext:value-type="float">
            <text:p>91151100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91151200" calcext:value-type="float">
            <text:p>91151200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float" office:value="91152200" calcext:value-type="float">
            <text:p>91152200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91152300" calcext:value-type="float">
            <text:p>91152300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91153200" calcext:value-type="float">
            <text:p>911532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1154600" calcext:value-type="float">
            <text:p>91154600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91190100" calcext:value-type="float">
            <text:p>91190100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1191200" calcext:value-type="float">
            <text:p>911912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1191900" calcext:value-type="float">
            <text:p>911919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1192200" calcext:value-type="float">
            <text:p>911922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1192700" calcext:value-type="float">
            <text:p>91192700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91193100" calcext:value-type="float">
            <text:p>9119310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91194300" calcext:value-type="float">
            <text:p>91194300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91195700" calcext:value-type="float">
            <text:p>9119570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91500100" calcext:value-type="float">
            <text:p>91500100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91562900" calcext:value-type="float">
            <text:p>9156290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91563000" calcext:value-type="float">
            <text:p>91563000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91563900" calcext:value-type="float">
            <text:p>91563900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91564600" calcext:value-type="float">
            <text:p>91564600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91564700" calcext:value-type="float">
            <text:p>915647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565000" calcext:value-type="float">
            <text:p>9156500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91565500" calcext:value-type="float">
            <text:p>91565500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91566000" calcext:value-type="float">
            <text:p>91566000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91566800" calcext:value-type="float">
            <text:p>9156680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91568000" calcext:value-type="float">
            <text:p>9156800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91568100" calcext:value-type="float">
            <text:p>9156810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91573900" calcext:value-type="float">
            <text:p>91573900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91703100" calcext:value-type="float">
            <text:p>917031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1703500" calcext:value-type="float">
            <text:p>9170350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91704000" calcext:value-type="float">
            <text:p>91704000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91706000" calcext:value-type="float">
            <text:p>9170600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91713700" calcext:value-type="float">
            <text:p>91713700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91713900" calcext:value-type="float">
            <text:p>91713900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92092800" calcext:value-type="float">
            <text:p>9209280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92250600" calcext:value-type="float">
            <text:p>92250600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92450900" calcext:value-type="float">
            <text:p>92450900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92455200" calcext:value-type="float">
            <text:p>92455200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92455700" calcext:value-type="float">
            <text:p>92455700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92456600" calcext:value-type="float">
            <text:p>9245660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92457400" calcext:value-type="float">
            <text:p>92457400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92458600" calcext:value-type="float">
            <text:p>9245860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92458800" calcext:value-type="float">
            <text:p>92458800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92459000" calcext:value-type="float">
            <text:p>92459000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92459800" calcext:value-type="float">
            <text:p>92459800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92462900" calcext:value-type="float">
            <text:p>92462900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92463000" calcext:value-type="float">
            <text:p>92463000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92463900" calcext:value-type="float">
            <text:p>92463900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92464100" calcext:value-type="float">
            <text:p>9246410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92466500" calcext:value-type="float">
            <text:p>92466500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float" office:value="92466700" calcext:value-type="float">
            <text:p>92466700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92510000" calcext:value-type="float">
            <text:p>92510000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92510100" calcext:value-type="float">
            <text:p>92510100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92510300" calcext:value-type="float">
            <text:p>92510300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92510400" calcext:value-type="float">
            <text:p>92510400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92510600" calcext:value-type="float">
            <text:p>92510600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92520000" calcext:value-type="float">
            <text:p>9252000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93351500" calcext:value-type="float">
            <text:p>9335150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93352000" calcext:value-type="float">
            <text:p>93352000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93353800" calcext:value-type="float">
            <text:p>93353800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93354700" calcext:value-type="float">
            <text:p>93354700</text:p>
          </table:table-cell>
          <table:table-cell office:value-type="float" office:value="4103" calcext:value-type="float">
            <text:p>4103</text:p>
          </table:table-cell>
        </table:table-row>
        <table:table-row table:style-name="ro1">
          <table:table-cell office:value-type="float" office:value="93357200" calcext:value-type="float">
            <text:p>93357200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93357400" calcext:value-type="float">
            <text:p>93357400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 office:value-type="float" office:value="93358500" calcext:value-type="float">
            <text:p>9335850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93359100" calcext:value-type="float">
            <text:p>93359100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93450700" calcext:value-type="float">
            <text:p>9345070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3450900" calcext:value-type="float">
            <text:p>934509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451700" calcext:value-type="float">
            <text:p>93451700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93452000" calcext:value-type="float">
            <text:p>93452000</text:p>
          </table:table-cell>
          <table:table-cell office:value-type="float" office:value="3368" calcext:value-type="float">
            <text:p>3368</text:p>
          </table:table-cell>
        </table:table-row>
        <table:table-row table:style-name="ro1">
          <table:table-cell office:value-type="float" office:value="94550800" calcext:value-type="float">
            <text:p>94550800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94551200" calcext:value-type="float">
            <text:p>945512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6050400" calcext:value-type="float">
            <text:p>96050400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96950900" calcext:value-type="float">
            <text:p>9695090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96952000" calcext:value-type="float">
            <text:p>96952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952100" calcext:value-type="float">
            <text:p>96952100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96952500" calcext:value-type="float">
            <text:p>96952500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97028500" calcext:value-type="float">
            <text:p>9702850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97048500" calcext:value-type="float">
            <text:p>97048500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float" office:value="97053800" calcext:value-type="float">
            <text:p>97053800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97086900" calcext:value-type="float">
            <text:p>970869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97096900" calcext:value-type="float">
            <text:p>97096900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97099700" calcext:value-type="float">
            <text:p>9709970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97100000" calcext:value-type="float">
            <text:p>9710000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97100100" calcext:value-type="float">
            <text:p>9710010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97104200" calcext:value-type="float">
            <text:p>9710420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97106700" calcext:value-type="float">
            <text:p>9710670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97108400" calcext:value-type="float">
            <text:p>97108400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97112100" calcext:value-type="float">
            <text:p>97112100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97112600" calcext:value-type="float">
            <text:p>9711260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97113800" calcext:value-type="float">
            <text:p>97113800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97114200" calcext:value-type="float">
            <text:p>97114200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97115100" calcext:value-type="float">
            <text:p>9711510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97120100" calcext:value-type="float">
            <text:p>97120100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97120200" calcext:value-type="float">
            <text:p>97120200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97125000" calcext:value-type="float">
            <text:p>97125000</text:p>
          </table:table-cell>
          <table:table-cell office:value-type="float" office:value="3858" calcext:value-type="float">
            <text:p>3858</text:p>
          </table:table-cell>
        </table:table-row>
        <table:table-row table:style-name="ro1">
          <table:table-cell office:value-type="float" office:value="97126900" calcext:value-type="float">
            <text:p>9712690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97127500" calcext:value-type="float">
            <text:p>9712750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97128700" calcext:value-type="float">
            <text:p>9712870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97128900" calcext:value-type="float">
            <text:p>97128900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97129100" calcext:value-type="float">
            <text:p>97129100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office:value-type="float" office:value="97129900" calcext:value-type="float">
            <text:p>97129900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97130500" calcext:value-type="float">
            <text:p>97130500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97130900" calcext:value-type="float">
            <text:p>97130900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97131200" calcext:value-type="float">
            <text:p>9713120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97131500" calcext:value-type="float">
            <text:p>971315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97132100" calcext:value-type="float">
            <text:p>97132100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float" office:value="97132300" calcext:value-type="float">
            <text:p>97132300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97132700" calcext:value-type="float">
            <text:p>97132700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97132900" calcext:value-type="float">
            <text:p>971329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7133100" calcext:value-type="float">
            <text:p>97133100</text:p>
          </table:table-cell>
          <table:table-cell office:value-type="float" office:value="3851" calcext:value-type="float">
            <text:p>3851</text:p>
          </table:table-cell>
        </table:table-row>
        <table:table-row table:style-name="ro1">
          <table:table-cell office:value-type="float" office:value="97133500" calcext:value-type="float">
            <text:p>97133500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97133900" calcext:value-type="float">
            <text:p>97133900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97134700" calcext:value-type="float">
            <text:p>9713470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97135700" calcext:value-type="float">
            <text:p>97135700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97136300" calcext:value-type="float">
            <text:p>9713630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97136700" calcext:value-type="float">
            <text:p>97136700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97137500" calcext:value-type="float">
            <text:p>97137500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97137700" calcext:value-type="float">
            <text:p>97137700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97139500" calcext:value-type="float">
            <text:p>97139500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97140300" calcext:value-type="float">
            <text:p>97140300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97141100" calcext:value-type="float">
            <text:p>97141100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97160100" calcext:value-type="float">
            <text:p>97160100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97161500" calcext:value-type="float">
            <text:p>97161500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97170000" calcext:value-type="float">
            <text:p>97170000</text:p>
          </table:table-cell>
          <table:table-cell office:value-type="float" office:value="3773" calcext:value-type="float">
            <text:p>3773</text:p>
          </table:table-cell>
        </table:table-row>
        <table:table-row table:style-name="ro1">
          <table:table-cell office:value-type="float" office:value="97172100" calcext:value-type="float">
            <text:p>9717210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97173900" calcext:value-type="float">
            <text:p>971739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97180300" calcext:value-type="float">
            <text:p>97180300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97180600" calcext:value-type="float">
            <text:p>9718060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97180700" calcext:value-type="float">
            <text:p>97180700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97180800" calcext:value-type="float">
            <text:p>97180800</text:p>
          </table:table-cell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97180900" calcext:value-type="float">
            <text:p>97180900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97181000" calcext:value-type="float">
            <text:p>9718100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97181100" calcext:value-type="float">
            <text:p>97181100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97181300" calcext:value-type="float">
            <text:p>97181300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97183600" calcext:value-type="float">
            <text:p>97183600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97183800" calcext:value-type="float">
            <text:p>97183800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97233400" calcext:value-type="float">
            <text:p>9723340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97238100" calcext:value-type="float">
            <text:p>97238100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97240100" calcext:value-type="float">
            <text:p>97240100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97241800" calcext:value-type="float">
            <text:p>97241800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97245100" calcext:value-type="float">
            <text:p>97245100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97248100" calcext:value-type="float">
            <text:p>97248100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97251800" calcext:value-type="float">
            <text:p>972518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7253000" calcext:value-type="float">
            <text:p>9725300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97253400" calcext:value-type="float">
            <text:p>97253400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97255100" calcext:value-type="float">
            <text:p>97255100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float" office:value="97258100" calcext:value-type="float">
            <text:p>97258100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97293300" calcext:value-type="float">
            <text:p>972933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7331200" calcext:value-type="float">
            <text:p>9733120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97331800" calcext:value-type="float">
            <text:p>9733180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97334200" calcext:value-type="float">
            <text:p>973342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97335100" calcext:value-type="float">
            <text:p>97335100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97337000" calcext:value-type="float">
            <text:p>97337000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97338000" calcext:value-type="float">
            <text:p>97338000</text:p>
          </table:table-cell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float" office:value="97338500" calcext:value-type="float">
            <text:p>97338500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97340100" calcext:value-type="float">
            <text:p>97340100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97341800" calcext:value-type="float">
            <text:p>973418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7344200" calcext:value-type="float">
            <text:p>97344200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97346800" calcext:value-type="float">
            <text:p>973468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7350100" calcext:value-type="float">
            <text:p>9735010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97355100" calcext:value-type="float">
            <text:p>9735510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97358100" calcext:value-type="float">
            <text:p>973581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7390100" calcext:value-type="float">
            <text:p>97390100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97390400" calcext:value-type="float">
            <text:p>97390400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97390500" calcext:value-type="float">
            <text:p>97390500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97391000" calcext:value-type="float">
            <text:p>97391000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97391800" calcext:value-type="float">
            <text:p>97391800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97391900" calcext:value-type="float">
            <text:p>973919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7392000" calcext:value-type="float">
            <text:p>97392000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97440200" calcext:value-type="float">
            <text:p>9744020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7502600" calcext:value-type="float">
            <text:p>9750260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7504000" calcext:value-type="float">
            <text:p>97504000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97505100" calcext:value-type="float">
            <text:p>975051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7505900" calcext:value-type="float">
            <text:p>97505900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97506500" calcext:value-type="float">
            <text:p>97506500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97506700" calcext:value-type="float">
            <text:p>9750670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97506900" calcext:value-type="float">
            <text:p>97506900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97507100" calcext:value-type="float">
            <text:p>9750710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97507300" calcext:value-type="float">
            <text:p>9750730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97507600" calcext:value-type="float">
            <text:p>97507600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97507800" calcext:value-type="float">
            <text:p>97507800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97508000" calcext:value-type="float">
            <text:p>97508000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float" office:value="97508400" calcext:value-type="float">
            <text:p>97508400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97508600" calcext:value-type="float">
            <text:p>9750860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97509200" calcext:value-type="float">
            <text:p>97509200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97509600" calcext:value-type="float">
            <text:p>9750960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97510100" calcext:value-type="float">
            <text:p>97510100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97510500" calcext:value-type="float">
            <text:p>97510500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97510900" calcext:value-type="float">
            <text:p>9751090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97511300" calcext:value-type="float">
            <text:p>97511300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97511700" calcext:value-type="float">
            <text:p>97511700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97512100" calcext:value-type="float">
            <text:p>9751210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97512300" calcext:value-type="float">
            <text:p>97512300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float" office:value="97512600" calcext:value-type="float">
            <text:p>97512600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97513000" calcext:value-type="float">
            <text:p>97513000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97513400" calcext:value-type="float">
            <text:p>97513400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97513800" calcext:value-type="float">
            <text:p>97513800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97514200" calcext:value-type="float">
            <text:p>97514200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97514800" calcext:value-type="float">
            <text:p>97514800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97515100" calcext:value-type="float">
            <text:p>9751510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97517500" calcext:value-type="float">
            <text:p>97517500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97525000" calcext:value-type="float">
            <text:p>97525000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97531500" calcext:value-type="float">
            <text:p>97531500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97531700" calcext:value-type="float">
            <text:p>975317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97532300" calcext:value-type="float">
            <text:p>9753230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97532700" calcext:value-type="float">
            <text:p>97532700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97533500" calcext:value-type="float">
            <text:p>975335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7533900" calcext:value-type="float">
            <text:p>97533900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97534700" calcext:value-type="float">
            <text:p>97534700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97535500" calcext:value-type="float">
            <text:p>9753550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97536300" calcext:value-type="float">
            <text:p>97536300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97610100" calcext:value-type="float">
            <text:p>976101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97640100" calcext:value-type="float">
            <text:p>97640100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97641000" calcext:value-type="float">
            <text:p>97641000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97651000" calcext:value-type="float">
            <text:p>97651000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97690200" calcext:value-type="float">
            <text:p>9769020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97690800" calcext:value-type="float">
            <text:p>97690800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97690900" calcext:value-type="float">
            <text:p>9769090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97692000" calcext:value-type="float">
            <text:p>976920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7692100" calcext:value-type="float">
            <text:p>97692100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900003700" calcext:value-type="float">
            <text:p>900003700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900003800" calcext:value-type="float">
            <text:p>900003800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900007500" calcext:value-type="float">
            <text:p>900007500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900009200" calcext:value-type="float">
            <text:p>9000092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00024400" calcext:value-type="float">
            <text:p>900024400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900025100" calcext:value-type="float">
            <text:p>90002510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900025700" calcext:value-type="float">
            <text:p>90002570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00025900" calcext:value-type="float">
            <text:p>900025900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900026000" calcext:value-type="float">
            <text:p>90002600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900026200" calcext:value-type="float">
            <text:p>900026200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900026300" calcext:value-type="float">
            <text:p>90002630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900026400" calcext:value-type="float">
            <text:p>900026400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900026500" calcext:value-type="float">
            <text:p>900026500</text:p>
          </table:table-cell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float" office:value="900029100" calcext:value-type="float">
            <text:p>900029100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900030800" calcext:value-type="float">
            <text:p>900030800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900030900" calcext:value-type="float">
            <text:p>900030900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float" office:value="900033800" calcext:value-type="float">
            <text:p>900033800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900034000" calcext:value-type="float">
            <text:p>900034000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900044200" calcext:value-type="float">
            <text:p>900044200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900054200" calcext:value-type="float">
            <text:p>900054200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900060500" calcext:value-type="float">
            <text:p>900060500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00067600" calcext:value-type="float">
            <text:p>900067600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905007400" calcext:value-type="float">
            <text:p>905007400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905012200" calcext:value-type="float">
            <text:p>905012200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905013800" calcext:value-type="float">
            <text:p>905013800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905021100" calcext:value-type="float">
            <text:p>905021100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float" office:value="905025600" calcext:value-type="float">
            <text:p>905025600</text:p>
          </table:table-cell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905027800" calcext:value-type="float">
            <text:p>905027800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905028600" calcext:value-type="float">
            <text:p>905028600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905028700" calcext:value-type="float">
            <text:p>905028700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float" office:value="905028800" calcext:value-type="float">
            <text:p>90502880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905033200" calcext:value-type="float">
            <text:p>905033200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905033800" calcext:value-type="float">
            <text:p>905033800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905044400" calcext:value-type="float">
            <text:p>9050444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905052800" calcext:value-type="float">
            <text:p>905052800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float" office:value="909008900" calcext:value-type="float">
            <text:p>909008900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909010600" calcext:value-type="float">
            <text:p>90901060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09022000" calcext:value-type="float">
            <text:p>909022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10001900" calcext:value-type="float">
            <text:p>910001900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float" office:value="910006400" calcext:value-type="float">
            <text:p>9100064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10009300" calcext:value-type="float">
            <text:p>910009300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910010700" calcext:value-type="float">
            <text:p>910010700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910012300" calcext:value-type="float">
            <text:p>91001230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910014400" calcext:value-type="float">
            <text:p>910014400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910020700" calcext:value-type="float">
            <text:p>910020700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910024700" calcext:value-type="float">
            <text:p>910024700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910026100" calcext:value-type="float">
            <text:p>910026100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910026800" calcext:value-type="float">
            <text:p>910026800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910027200" calcext:value-type="float">
            <text:p>910027200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910027700" calcext:value-type="float">
            <text:p>91002770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910031900" calcext:value-type="float">
            <text:p>91003190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911000700" calcext:value-type="float">
            <text:p>911000700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911001100" calcext:value-type="float">
            <text:p>911001100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911003800" calcext:value-type="float">
            <text:p>911003800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911004300" calcext:value-type="float">
            <text:p>911004300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911005600" calcext:value-type="float">
            <text:p>911005600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float" office:value="911005900" calcext:value-type="float">
            <text:p>911005900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911008800" calcext:value-type="float">
            <text:p>9110088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911009300" calcext:value-type="float">
            <text:p>91100930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911010400" calcext:value-type="float">
            <text:p>9110104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11017900" calcext:value-type="float">
            <text:p>911017900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911022400" calcext:value-type="float">
            <text:p>91102240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911024400" calcext:value-type="float">
            <text:p>911024400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911025300" calcext:value-type="float">
            <text:p>9110253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911025400" calcext:value-type="float">
            <text:p>911025400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911027500" calcext:value-type="float">
            <text:p>9110275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14000200" calcext:value-type="float">
            <text:p>914000200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915001000" calcext:value-type="float">
            <text:p>915001000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915003900" calcext:value-type="float">
            <text:p>915003900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915004000" calcext:value-type="float">
            <text:p>915004000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915006400" calcext:value-type="float">
            <text:p>915006400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float" office:value="915008500" calcext:value-type="float">
            <text:p>915008500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16006500" calcext:value-type="float">
            <text:p>916006500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916009500" calcext:value-type="float">
            <text:p>916009500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916010300" calcext:value-type="float">
            <text:p>916010300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916011100" calcext:value-type="float">
            <text:p>916011100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916011201" calcext:value-type="float">
            <text:p>916011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6011301" calcext:value-type="float">
            <text:p>916011301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916011400" calcext:value-type="float">
            <text:p>916011400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916012200" calcext:value-type="float">
            <text:p>9160122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916013700" calcext:value-type="float">
            <text:p>91601370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916020900" calcext:value-type="float">
            <text:p>91602090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916023100" calcext:value-type="float">
            <text:p>916023100</text:p>
          </table:table-cell>
          <table:table-cell office:value-type="float" office:value="3366" calcext:value-type="float">
            <text:p>3366</text:p>
          </table:table-cell>
        </table:table-row>
        <table:table-row table:style-name="ro1">
          <table:table-cell office:value-type="float" office:value="916024500" calcext:value-type="float">
            <text:p>916024500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920000500" calcext:value-type="float">
            <text:p>920000500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920001000" calcext:value-type="float">
            <text:p>920001000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930000700" calcext:value-type="float">
            <text:p>930000700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930002600" calcext:value-type="float">
            <text:p>930002600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930006000" calcext:value-type="float">
            <text:p>930006000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957016900" calcext:value-type="float">
            <text:p>957016900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957029600" calcext:value-type="float">
            <text:p>95702960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983054900" calcext:value-type="float">
            <text:p>983054900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 office:value-type="float" office:value="985007100" calcext:value-type="float">
            <text:p>9850071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85042300" calcext:value-type="float">
            <text:p>98504230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985042400" calcext:value-type="float">
            <text:p>985042400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985042500" calcext:value-type="float">
            <text:p>985042500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985047300" calcext:value-type="float">
            <text:p>985047300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776171049000" calcext:value-type="float">
            <text:p>776171049000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776172249800" calcext:value-type="float">
            <text:p>776172249800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float" office:value="776174749100" calcext:value-type="float">
            <text:p>77617474910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76174749200" calcext:value-type="float">
            <text:p>776174749200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float" office:value="776721002900" calcext:value-type="float">
            <text:p>77672100290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76724701800" calcext:value-type="float">
            <text:p>77672470180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776751005300" calcext:value-type="float">
            <text:p>776751005300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776761009700" calcext:value-type="float">
            <text:p>776761009700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float" office:value="776764700400" calcext:value-type="float">
            <text:p>776764700400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776771000100" calcext:value-type="float">
            <text:p>776771000100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776771000400" calcext:value-type="float">
            <text:p>776771000400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777311023300" calcext:value-type="float">
            <text:p>777311023300</text:p>
          </table:table-cell>
          <table:table-cell office:value-type="float" office:value="3618" calcext:value-type="float">
            <text:p>3618</text:p>
          </table:table-cell>
        </table:table-row>
        <table:table-row table:style-name="ro1">
          <table:table-cell office:value-type="float" office:value="777314703300" calcext:value-type="float">
            <text:p>777314703300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777321003900" calcext:value-type="float">
            <text:p>777321003900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 office:value-type="float" office:value="777321022700" calcext:value-type="float">
            <text:p>777321022700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777321023300" calcext:value-type="float">
            <text:p>77732102330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777322222800" calcext:value-type="float">
            <text:p>777322222800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777324704600" calcext:value-type="float">
            <text:p>777324704600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777324706100" calcext:value-type="float">
            <text:p>77732470610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777324722800" calcext:value-type="float">
            <text:p>777324722800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777325606000" calcext:value-type="float">
            <text:p>777325606000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777331005500" calcext:value-type="float">
            <text:p>777331005500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777331022800" calcext:value-type="float">
            <text:p>777331022800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777331023300" calcext:value-type="float">
            <text:p>777331023300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777331090400" calcext:value-type="float">
            <text:p>777331090400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777332205500" calcext:value-type="float">
            <text:p>777332205500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777332222800" calcext:value-type="float">
            <text:p>777332222800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777341022800" calcext:value-type="float">
            <text:p>777341022800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777344702800" calcext:value-type="float">
            <text:p>77734470280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777351002800" calcext:value-type="float">
            <text:p>77735100280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777351003300" calcext:value-type="float">
            <text:p>7773510033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77351004000" calcext:value-type="float">
            <text:p>777351004000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777351024000" calcext:value-type="float">
            <text:p>77735102400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777351520400" calcext:value-type="float">
            <text:p>777351520400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777352202800" calcext:value-type="float">
            <text:p>777352202800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777352220400" calcext:value-type="float">
            <text:p>777352220400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777352221600" calcext:value-type="float">
            <text:p>7773522216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77354702800" calcext:value-type="float">
            <text:p>777354702800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777354721600" calcext:value-type="float">
            <text:p>777354721600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777356810400" calcext:value-type="float">
            <text:p>77735681040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777361001700" calcext:value-type="float">
            <text:p>777361001700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777362222200" calcext:value-type="float">
            <text:p>777362222200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777362225800" calcext:value-type="float">
            <text:p>77736222580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777364725200" calcext:value-type="float">
            <text:p>777364725200</text:p>
          </table:table-cell>
          <table:table-cell office:value-type="float" office:value="3623" calcext:value-type="float">
            <text:p>3623</text:p>
          </table:table-cell>
        </table:table-row>
        <table:table-row table:style-name="ro1">
          <table:table-cell office:value-type="float" office:value="777371001600" calcext:value-type="float">
            <text:p>7773710016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7372205000" calcext:value-type="float">
            <text:p>77737220500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777510500200" calcext:value-type="float">
            <text:p>777510500200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777520400000" calcext:value-type="float">
            <text:p>777520400000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777674023600" calcext:value-type="float">
            <text:p>7776740236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77674032000" calcext:value-type="float">
            <text:p>777674032000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777674052600" calcext:value-type="float">
            <text:p>777674052600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777674067700" calcext:value-type="float">
            <text:p>77767406770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777674070200" calcext:value-type="float">
            <text:p>777674070200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777674073600" calcext:value-type="float">
            <text:p>777674073600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float" office:value="777674081400" calcext:value-type="float">
            <text:p>777674081400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777674083600" calcext:value-type="float">
            <text:p>7776740836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77674087400" calcext:value-type="float">
            <text:p>77767408740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777674087600" calcext:value-type="float">
            <text:p>7776740876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777674091500" calcext:value-type="float">
            <text:p>77767409150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777674094000" calcext:value-type="float">
            <text:p>77767409400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777674095100" calcext:value-type="float">
            <text:p>77767409510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777674095900" calcext:value-type="float">
            <text:p>777674095900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777674099000" calcext:value-type="float">
            <text:p>777674099000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777674099600" calcext:value-type="float">
            <text:p>777674099600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777674099800" calcext:value-type="float">
            <text:p>777674099800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777674102000" calcext:value-type="float">
            <text:p>777674102000</text:p>
          </table:table-cell>
          <table:table-cell office:value-type="float" office:value="3366" calcext:value-type="float">
            <text:p>3366</text:p>
          </table:table-cell>
        </table:table-row>
        <table:table-row table:style-name="ro1">
          <table:table-cell office:value-type="float" office:value="777674106100" calcext:value-type="float">
            <text:p>777674106100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777674106200" calcext:value-type="float">
            <text:p>77767410620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77674107100" calcext:value-type="float">
            <text:p>777674107100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777674107600" calcext:value-type="float">
            <text:p>77767410760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777674108400" calcext:value-type="float">
            <text:p>77767410840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77674110100" calcext:value-type="float">
            <text:p>777674110100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777674110200" calcext:value-type="float">
            <text:p>77767411020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777674111000" calcext:value-type="float">
            <text:p>777674111000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777674111500" calcext:value-type="float">
            <text:p>777674111500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777674112700" calcext:value-type="float">
            <text:p>777674112700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777674115300" calcext:value-type="float">
            <text:p>777674115300</text:p>
          </table:table-cell>
          <table:table-cell office:value-type="float" office:value="3305" calcext:value-type="float">
            <text:p>3305</text:p>
          </table:table-cell>
        </table:table-row>
        <table:table-row table:style-name="ro1">
          <table:table-cell office:value-type="float" office:value="778177053600" calcext:value-type="float">
            <text:p>778177053600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778177065100" calcext:value-type="float">
            <text:p>778177065100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778177088100" calcext:value-type="float">
            <text:p>778177088100</text:p>
          </table:table-cell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float" office:value="778177090200" calcext:value-type="float">
            <text:p>7781770902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78177109100" calcext:value-type="float">
            <text:p>778177109100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778177122000" calcext:value-type="float">
            <text:p>778177122000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778177122400" calcext:value-type="float">
            <text:p>778177122400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778177123400" calcext:value-type="float">
            <text:p>778177123400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778177123500" calcext:value-type="float">
            <text:p>778177123500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778177130000" calcext:value-type="float">
            <text:p>778177130000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778177135500" calcext:value-type="float">
            <text:p>778177135500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778177138400" calcext:value-type="float">
            <text:p>778177138400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778177139300" calcext:value-type="float">
            <text:p>7781771393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78900004700" calcext:value-type="float">
            <text:p>778900004700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float" office:value="778900005600" calcext:value-type="float">
            <text:p>778900005600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778900008000" calcext:value-type="float">
            <text:p>778900008000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778900008500" calcext:value-type="float">
            <text:p>778900008500</text:p>
          </table:table-cell>
          <table:table-cell office:value-type="float" office:value="2762" calcext:value-type="float">
            <text:p>2762</text:p>
          </table:table-cell>
        </table:table-row>
        <table:table-row table:style-name="ro1">
          <table:table-cell office:value-type="float" office:value="778901004700" calcext:value-type="float">
            <text:p>778901004700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778902004700" calcext:value-type="float">
            <text:p>77890200470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778903304700" calcext:value-type="float">
            <text:p>778903304700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778906804700" calcext:value-type="float">
            <text:p>778906804700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778906808000" calcext:value-type="float">
            <text:p>778906808000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778911008000" calcext:value-type="float">
            <text:p>778911008000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778912004700" calcext:value-type="float">
            <text:p>778912004700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778912204700" calcext:value-type="float">
            <text:p>778912204700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778912704700" calcext:value-type="float">
            <text:p>77891270470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778913304700" calcext:value-type="float">
            <text:p>778913304700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778914704700" calcext:value-type="float">
            <text:p>778914704700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778914708000" calcext:value-type="float">
            <text:p>778914708000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778915604700" calcext:value-type="float">
            <text:p>778915604700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778916808000" calcext:value-type="float">
            <text:p>77891680800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78918204700" calcext:value-type="float">
            <text:p>778918204700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778921004700" calcext:value-type="float">
            <text:p>778921004700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778921008000" calcext:value-type="float">
            <text:p>778921008000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778921104900" calcext:value-type="float">
            <text:p>77892110490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778921204700" calcext:value-type="float">
            <text:p>778921204700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778921504700" calcext:value-type="float">
            <text:p>778921504700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778921508000" calcext:value-type="float">
            <text:p>778921508000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778921604700" calcext:value-type="float">
            <text:p>77892160470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778921804700" calcext:value-type="float">
            <text:p>77892180470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78922004700" calcext:value-type="float">
            <text:p>778922004700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778922204700" calcext:value-type="float">
            <text:p>778922204700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778922208000" calcext:value-type="float">
            <text:p>778922208000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778923008000" calcext:value-type="float">
            <text:p>778923008000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778923308000" calcext:value-type="float">
            <text:p>778923308000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778923904700" calcext:value-type="float">
            <text:p>778923904700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float" office:value="778923908000" calcext:value-type="float">
            <text:p>778923908000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778924704700" calcext:value-type="float">
            <text:p>778924704700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778924708000" calcext:value-type="float">
            <text:p>77892470800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78925604700" calcext:value-type="float">
            <text:p>77892560470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778925608000" calcext:value-type="float">
            <text:p>77892560800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778926804700" calcext:value-type="float">
            <text:p>778926804700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778926808000" calcext:value-type="float">
            <text:p>778926808000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778928208000" calcext:value-type="float">
            <text:p>778928208000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778931004700" calcext:value-type="float">
            <text:p>778931004700</text:p>
          </table:table-cell>
          <table:table-cell office:value-type="float" office:value="3851" calcext:value-type="float">
            <text:p>3851</text:p>
          </table:table-cell>
        </table:table-row>
        <table:table-row table:style-name="ro1">
          <table:table-cell office:value-type="float" office:value="778931008000" calcext:value-type="float">
            <text:p>778931008000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778931008100" calcext:value-type="float">
            <text:p>778931008100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778931208000" calcext:value-type="float">
            <text:p>778931208000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778931438100" calcext:value-type="float">
            <text:p>778931438100</text:p>
          </table:table-cell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778931504900" calcext:value-type="float">
            <text:p>77893150490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778931508100" calcext:value-type="float">
            <text:p>77893150810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778931804700" calcext:value-type="float">
            <text:p>778931804700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778931828100" calcext:value-type="float">
            <text:p>7789318281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78932154900" calcext:value-type="float">
            <text:p>778932154900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778932678100" calcext:value-type="float">
            <text:p>778932678100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778932708000" calcext:value-type="float">
            <text:p>77893270800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778933008100" calcext:value-type="float">
            <text:p>77893300810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778933304700" calcext:value-type="float">
            <text:p>778933304700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778933308000" calcext:value-type="float">
            <text:p>77893330800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778933308100" calcext:value-type="float">
            <text:p>7789333081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78933904700" calcext:value-type="float">
            <text:p>778933904700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778934704700" calcext:value-type="float">
            <text:p>778934704700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778934708000" calcext:value-type="float">
            <text:p>778934708000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778934708100" calcext:value-type="float">
            <text:p>778934708100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778935118100" calcext:value-type="float">
            <text:p>778935118100</text:p>
          </table:table-cell>
          <table:table-cell office:value-type="float" office:value="3623" calcext:value-type="float">
            <text:p>3623</text:p>
          </table:table-cell>
        </table:table-row>
        <table:table-row table:style-name="ro1">
          <table:table-cell office:value-type="float" office:value="778935364900" calcext:value-type="float">
            <text:p>778935364900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778935498100" calcext:value-type="float">
            <text:p>778935498100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float" office:value="778935608000" calcext:value-type="float">
            <text:p>778935608000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778935628100" calcext:value-type="float">
            <text:p>778935628100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778935704700" calcext:value-type="float">
            <text:p>77893570470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778937504700" calcext:value-type="float">
            <text:p>778937504700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778938208000" calcext:value-type="float">
            <text:p>778938208000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778938258100" calcext:value-type="float">
            <text:p>778938258100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778938668100" calcext:value-type="float">
            <text:p>7789386681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78941004700" calcext:value-type="float">
            <text:p>778941004700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778941004900" calcext:value-type="float">
            <text:p>778941004900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778941008000" calcext:value-type="float">
            <text:p>77894100800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778941008100" calcext:value-type="float">
            <text:p>77894100810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778941188100" calcext:value-type="float">
            <text:p>778941188100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778941208000" calcext:value-type="float">
            <text:p>7789412080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78941504900" calcext:value-type="float">
            <text:p>77894150490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778941508000" calcext:value-type="float">
            <text:p>778941508000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778941588100" calcext:value-type="float">
            <text:p>778941588100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778942004900" calcext:value-type="float">
            <text:p>778942004900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778942008100" calcext:value-type="float">
            <text:p>778942008100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778942208000" calcext:value-type="float">
            <text:p>77894220800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778942218100" calcext:value-type="float">
            <text:p>778942218100</text:p>
          </table:table-cell>
          <table:table-cell office:value-type="float" office:value="3727" calcext:value-type="float">
            <text:p>3727</text:p>
          </table:table-cell>
        </table:table-row>
        <table:table-row table:style-name="ro1">
          <table:table-cell office:value-type="float" office:value="778943014900" calcext:value-type="float">
            <text:p>77894301490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778943304700" calcext:value-type="float">
            <text:p>7789433047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78943308100" calcext:value-type="float">
            <text:p>778943308100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778943328100" calcext:value-type="float">
            <text:p>778943328100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778943908000" calcext:value-type="float">
            <text:p>778943908000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778944704900" calcext:value-type="float">
            <text:p>778944704900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778944708000" calcext:value-type="float">
            <text:p>77894470800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778945608100" calcext:value-type="float">
            <text:p>77894560810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778947504900" calcext:value-type="float">
            <text:p>778947504900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778948208000" calcext:value-type="float">
            <text:p>778948208000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778948878100" calcext:value-type="float">
            <text:p>778948878100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778951008000" calcext:value-type="float">
            <text:p>77895100800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778951008100" calcext:value-type="float">
            <text:p>778951008100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778951604700" calcext:value-type="float">
            <text:p>778951604700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778951628100" calcext:value-type="float">
            <text:p>7789516281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78951658100" calcext:value-type="float">
            <text:p>778951658100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778951804700" calcext:value-type="float">
            <text:p>7789518047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778952204700" calcext:value-type="float">
            <text:p>778952204700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778952204900" calcext:value-type="float">
            <text:p>778952204900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778952214900" calcext:value-type="float">
            <text:p>77895221490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778952704700" calcext:value-type="float">
            <text:p>778952704700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778953304700" calcext:value-type="float">
            <text:p>778953304700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778953308000" calcext:value-type="float">
            <text:p>778953308000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778954704900" calcext:value-type="float">
            <text:p>778954704900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778961004700" calcext:value-type="float">
            <text:p>778961004700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778961008000" calcext:value-type="float">
            <text:p>778961008000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778961208000" calcext:value-type="float">
            <text:p>77896120800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778962004900" calcext:value-type="float">
            <text:p>778962004900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778971008000" calcext:value-type="float">
            <text:p>778971008000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778981004900" calcext:value-type="float">
            <text:p>778981004900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778985608600" calcext:value-type="float">
            <text:p>778985608600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778990688600" calcext:value-type="float">
            <text:p>778990688600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778994704900" calcext:value-type="float">
            <text:p>778994704900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779121001000" calcext:value-type="float">
            <text:p>779121001000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779775020700" calcext:value-type="float">
            <text:p>779775020700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float" office:value="779775020800" calcext:value-type="float">
            <text:p>779775020800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779775030800" calcext:value-type="float">
            <text:p>779775030800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779775032300" calcext:value-type="float">
            <text:p>77977503230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79775039200" calcext:value-type="float">
            <text:p>779775039200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779775040800" calcext:value-type="float">
            <text:p>77977504080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779775040900" calcext:value-type="float">
            <text:p>779775040900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779775044900" calcext:value-type="float">
            <text:p>779775044900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779775048700" calcext:value-type="float">
            <text:p>779775048700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779775048800" calcext:value-type="float">
            <text:p>779775048800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float" office:value="779775051300" calcext:value-type="float">
            <text:p>77977505130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779775053800" calcext:value-type="float">
            <text:p>779775053800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779775054200" calcext:value-type="float">
            <text:p>77977505420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779775054800" calcext:value-type="float">
            <text:p>77977505480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779775056500" calcext:value-type="float">
            <text:p>779775056500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779775058200" calcext:value-type="float">
            <text:p>77977505820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79775058700" calcext:value-type="float">
            <text:p>7797750587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79775059800" calcext:value-type="float">
            <text:p>77977505980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779775060100" calcext:value-type="float">
            <text:p>779775060100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779775060200" calcext:value-type="float">
            <text:p>779775060200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779775060700" calcext:value-type="float">
            <text:p>77977506070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779775062000" calcext:value-type="float">
            <text:p>77977506200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779775062100" calcext:value-type="float">
            <text:p>77977506210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779775062200" calcext:value-type="float">
            <text:p>779775062200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779775063000" calcext:value-type="float">
            <text:p>779775063000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779775063300" calcext:value-type="float">
            <text:p>77977506330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779775063900" calcext:value-type="float">
            <text:p>77977506390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79808430700" calcext:value-type="float">
            <text:p>77980843070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779808448900" calcext:value-type="float">
            <text:p>779808448900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779808449600" calcext:value-type="float">
            <text:p>7798084496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79808455100" calcext:value-type="float">
            <text:p>77980845510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779808455900" calcext:value-type="float">
            <text:p>779808455900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32092500" calcext:value-type="float">
            <text:p>3209250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32092800" calcext:value-type="float">
            <text:p>32092800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32149900" calcext:value-type="float">
            <text:p>3214990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32150200" calcext:value-type="float">
            <text:p>3215020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32151400" calcext:value-type="float">
            <text:p>32151400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32151500" calcext:value-type="float">
            <text:p>3215150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2156100" calcext:value-type="float">
            <text:p>3215610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32174500" calcext:value-type="float">
            <text:p>32174500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32185500" calcext:value-type="float">
            <text:p>3218550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32185700" calcext:value-type="float">
            <text:p>3218570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32215000" calcext:value-type="float">
            <text:p>3221500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32291200" calcext:value-type="float">
            <text:p>32291200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32292100" calcext:value-type="float">
            <text:p>32292100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32307700" calcext:value-type="float">
            <text:p>32307700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32311000" calcext:value-type="float">
            <text:p>32311000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32350900" calcext:value-type="float">
            <text:p>3235090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2351100" calcext:value-type="float">
            <text:p>32351100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32351200" calcext:value-type="float">
            <text:p>32351200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32394700" calcext:value-type="float">
            <text:p>32394700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32394800" calcext:value-type="float">
            <text:p>32394800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32395000" calcext:value-type="float">
            <text:p>3239500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442200" calcext:value-type="float">
            <text:p>3244220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2463700" calcext:value-type="float">
            <text:p>32463700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32475500" calcext:value-type="float">
            <text:p>32475500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33019300" calcext:value-type="float">
            <text:p>3301930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3035500" calcext:value-type="float">
            <text:p>33035500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33044700" calcext:value-type="float">
            <text:p>33044700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float" office:value="33052900" calcext:value-type="float">
            <text:p>330529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3105700" calcext:value-type="float">
            <text:p>33105700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33105800" calcext:value-type="float">
            <text:p>33105800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33110300" calcext:value-type="float">
            <text:p>3311030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3240800" calcext:value-type="float">
            <text:p>33240800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33322200" calcext:value-type="float">
            <text:p>333222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33322900" calcext:value-type="float">
            <text:p>33322900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33323100" calcext:value-type="float">
            <text:p>3332310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3323200" calcext:value-type="float">
            <text:p>33323200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33324000" calcext:value-type="float">
            <text:p>33324000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33324100" calcext:value-type="float">
            <text:p>33324100</text:p>
          </table:table-cell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33325600" calcext:value-type="float">
            <text:p>33325600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33340300" calcext:value-type="float">
            <text:p>3334030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33341000" calcext:value-type="float">
            <text:p>333410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3341200" calcext:value-type="float">
            <text:p>333412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3388900" calcext:value-type="float">
            <text:p>333889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418800" calcext:value-type="float">
            <text:p>33418800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33419100" calcext:value-type="float">
            <text:p>33419100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33419400" calcext:value-type="float">
            <text:p>33419400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33452300" calcext:value-type="float">
            <text:p>33452300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33561400" calcext:value-type="float">
            <text:p>33561400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33584900" calcext:value-type="float">
            <text:p>33584900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33585000" calcext:value-type="float">
            <text:p>3358500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33585200" calcext:value-type="float">
            <text:p>33585200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float" office:value="33585300" calcext:value-type="float">
            <text:p>33585300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float" office:value="33585400" calcext:value-type="float">
            <text:p>33585400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33586000" calcext:value-type="float">
            <text:p>3358600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3636100" calcext:value-type="float">
            <text:p>33636100</text:p>
          </table:table-cell>
          <table:table-cell office:value-type="float" office:value="3526" calcext:value-type="float">
            <text:p>3526</text:p>
          </table:table-cell>
        </table:table-row>
        <table:table-row table:style-name="ro1">
          <table:table-cell office:value-type="float" office:value="33640700" calcext:value-type="float">
            <text:p>33640700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33642600" calcext:value-type="float">
            <text:p>33642600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33644600" calcext:value-type="float">
            <text:p>33644600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33673600" calcext:value-type="float">
            <text:p>33673600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33673800" calcext:value-type="float">
            <text:p>33673800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33710200" calcext:value-type="float">
            <text:p>337102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3710700" calcext:value-type="float">
            <text:p>337107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3710800" calcext:value-type="float">
            <text:p>337108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720500" calcext:value-type="float">
            <text:p>3372050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33728700" calcext:value-type="float">
            <text:p>33728700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33728800" calcext:value-type="float">
            <text:p>3372880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3728900" calcext:value-type="float">
            <text:p>33728900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33731000" calcext:value-type="float">
            <text:p>33731000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float" office:value="33798500" calcext:value-type="float">
            <text:p>33798500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33820800" calcext:value-type="float">
            <text:p>33820800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33821000" calcext:value-type="float">
            <text:p>338210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3821500" calcext:value-type="float">
            <text:p>33821500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33821700" calcext:value-type="float">
            <text:p>33821700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33821800" calcext:value-type="float">
            <text:p>33821800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33831600" calcext:value-type="float">
            <text:p>33831600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33832400" calcext:value-type="float">
            <text:p>33832400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33838200" calcext:value-type="float">
            <text:p>338382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862800" calcext:value-type="float">
            <text:p>33862800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33864500" calcext:value-type="float">
            <text:p>33864500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33866000" calcext:value-type="float">
            <text:p>33866000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33874100" calcext:value-type="float">
            <text:p>33874100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33874700" calcext:value-type="float">
            <text:p>33874700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33874800" calcext:value-type="float">
            <text:p>33874800</text:p>
          </table:table-cell>
          <table:table-cell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33875000" calcext:value-type="float">
            <text:p>33875000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33875300" calcext:value-type="float">
            <text:p>338753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884700" calcext:value-type="float">
            <text:p>33884700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33886700" calcext:value-type="float">
            <text:p>33886700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float" office:value="33886800" calcext:value-type="float">
            <text:p>33886800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33917500" calcext:value-type="float">
            <text:p>3391750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33920100" calcext:value-type="float">
            <text:p>3392010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3929300" calcext:value-type="float">
            <text:p>33929300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float" office:value="33930000" calcext:value-type="float">
            <text:p>3393000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3930400" calcext:value-type="float">
            <text:p>33930400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33963600" calcext:value-type="float">
            <text:p>339636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972000" calcext:value-type="float">
            <text:p>3397200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3981300" calcext:value-type="float">
            <text:p>3398130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33987400" calcext:value-type="float">
            <text:p>33987400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33993600" calcext:value-type="float">
            <text:p>3399360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3993700" calcext:value-type="float">
            <text:p>33993700</text:p>
          </table:table-cell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34023300" calcext:value-type="float">
            <text:p>3402330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4024500" calcext:value-type="float">
            <text:p>3402450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025900" calcext:value-type="float">
            <text:p>340259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034700" calcext:value-type="float">
            <text:p>3403470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4041000" calcext:value-type="float">
            <text:p>34041000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34047500" calcext:value-type="float">
            <text:p>3404750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34056100" calcext:value-type="float">
            <text:p>34056100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34059300" calcext:value-type="float">
            <text:p>34059300</text:p>
          </table:table-cell>
          <table:table-cell office:value-type="float" office:value="4085" calcext:value-type="float">
            <text:p>4085</text:p>
          </table:table-cell>
        </table:table-row>
        <table:table-row table:style-name="ro1">
          <table:table-cell office:value-type="float" office:value="34086300" calcext:value-type="float">
            <text:p>34086300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34086500" calcext:value-type="float">
            <text:p>3408650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34087100" calcext:value-type="float">
            <text:p>34087100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34087900" calcext:value-type="float">
            <text:p>34087900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float" office:value="34089500" calcext:value-type="float">
            <text:p>3408950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34089800" calcext:value-type="float">
            <text:p>34089800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float" office:value="34089900" calcext:value-type="float">
            <text:p>34089900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34092600" calcext:value-type="float">
            <text:p>3409260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4092700" calcext:value-type="float">
            <text:p>3409270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34095300" calcext:value-type="float">
            <text:p>3409530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4096000" calcext:value-type="float">
            <text:p>34096000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34096200" calcext:value-type="float">
            <text:p>34096200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34096300" calcext:value-type="float">
            <text:p>34096300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float" office:value="34096400" calcext:value-type="float">
            <text:p>34096400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34096500" calcext:value-type="float">
            <text:p>34096500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34096600" calcext:value-type="float">
            <text:p>340966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4096700" calcext:value-type="float">
            <text:p>34096700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34096800" calcext:value-type="float">
            <text:p>34096800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34096900" calcext:value-type="float">
            <text:p>34096900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34097000" calcext:value-type="float">
            <text:p>3409700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34097200" calcext:value-type="float">
            <text:p>34097200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34097300" calcext:value-type="float">
            <text:p>34097300</text:p>
          </table:table-cell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34097800" calcext:value-type="float">
            <text:p>34097800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34101700" calcext:value-type="float">
            <text:p>341017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4110300" calcext:value-type="float">
            <text:p>3411030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4110400" calcext:value-type="float">
            <text:p>34110400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float" office:value="34111600" calcext:value-type="float">
            <text:p>3411160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34111700" calcext:value-type="float">
            <text:p>34111700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float" office:value="34111800" calcext:value-type="float">
            <text:p>341118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34115200" calcext:value-type="float">
            <text:p>34115200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34116300" calcext:value-type="float">
            <text:p>34116300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34119400" calcext:value-type="float">
            <text:p>3411940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34121800" calcext:value-type="float">
            <text:p>3412180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4121900" calcext:value-type="float">
            <text:p>34121900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34122400" calcext:value-type="float">
            <text:p>34122400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34122500" calcext:value-type="float">
            <text:p>34122500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34124500" calcext:value-type="float">
            <text:p>341245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4124600" calcext:value-type="float">
            <text:p>34124600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34127900" calcext:value-type="float">
            <text:p>34127900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34131400" calcext:value-type="float">
            <text:p>34131400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34131700" calcext:value-type="float">
            <text:p>3413170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4132300" calcext:value-type="float">
            <text:p>3413230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34132500" calcext:value-type="float">
            <text:p>34132500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 office:value-type="float" office:value="34132600" calcext:value-type="float">
            <text:p>34132600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34134300" calcext:value-type="float">
            <text:p>3413430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4137100" calcext:value-type="float">
            <text:p>34137100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float" office:value="34137300" calcext:value-type="float">
            <text:p>34137300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34139400" calcext:value-type="float">
            <text:p>34139400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34139700" calcext:value-type="float">
            <text:p>3413970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34140500" calcext:value-type="float">
            <text:p>341405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4142400" calcext:value-type="float">
            <text:p>34142400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34171900" calcext:value-type="float">
            <text:p>3417190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34182000" calcext:value-type="float">
            <text:p>3418200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4182200" calcext:value-type="float">
            <text:p>34182200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34182300" calcext:value-type="float">
            <text:p>3418230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34185800" calcext:value-type="float">
            <text:p>34185800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office:value-type="float" office:value="34188300" calcext:value-type="float">
            <text:p>34188300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34190600" calcext:value-type="float">
            <text:p>34190600</text:p>
          </table:table-cell>
          <table:table-cell office:value-type="float" office:value="2762" calcext:value-type="float">
            <text:p>2762</text:p>
          </table:table-cell>
        </table:table-row>
        <table:table-row table:style-name="ro1">
          <table:table-cell office:value-type="float" office:value="34190700" calcext:value-type="float">
            <text:p>34190700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office:value-type="float" office:value="34194000" calcext:value-type="float">
            <text:p>34194000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34198300" calcext:value-type="float">
            <text:p>34198300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34199400" calcext:value-type="float">
            <text:p>34199400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34199500" calcext:value-type="float">
            <text:p>3419950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34202600" calcext:value-type="float">
            <text:p>342026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4202700" calcext:value-type="float">
            <text:p>34202700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34202800" calcext:value-type="float">
            <text:p>3420280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4208100" calcext:value-type="float">
            <text:p>3420810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4211200" calcext:value-type="float">
            <text:p>34211200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34213000" calcext:value-type="float">
            <text:p>34213000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34215300" calcext:value-type="float">
            <text:p>34215300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34218600" calcext:value-type="float">
            <text:p>34218600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34219000" calcext:value-type="float">
            <text:p>34219000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float" office:value="34219100" calcext:value-type="float">
            <text:p>34219100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34219200" calcext:value-type="float">
            <text:p>34219200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34219500" calcext:value-type="float">
            <text:p>34219500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34219600" calcext:value-type="float">
            <text:p>34219600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34219800" calcext:value-type="float">
            <text:p>3421980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4219900" calcext:value-type="float">
            <text:p>3421990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34221700" calcext:value-type="float">
            <text:p>3422170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34224100" calcext:value-type="float">
            <text:p>34224100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34224300" calcext:value-type="float">
            <text:p>34224300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34224600" calcext:value-type="float">
            <text:p>34224600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34224700" calcext:value-type="float">
            <text:p>34224700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float" office:value="34224800" calcext:value-type="float">
            <text:p>3422480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34224900" calcext:value-type="float">
            <text:p>34224900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34225000" calcext:value-type="float">
            <text:p>34225000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34225100" calcext:value-type="float">
            <text:p>34225100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34225200" calcext:value-type="float">
            <text:p>3422520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4225300" calcext:value-type="float">
            <text:p>34225300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34225400" calcext:value-type="float">
            <text:p>342254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225500" calcext:value-type="float">
            <text:p>34225500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34225600" calcext:value-type="float">
            <text:p>34225600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float" office:value="34225700" calcext:value-type="float">
            <text:p>34225700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34225800" calcext:value-type="float">
            <text:p>3422580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34225900" calcext:value-type="float">
            <text:p>34225900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34226000" calcext:value-type="float">
            <text:p>34226000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34226100" calcext:value-type="float">
            <text:p>342261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4227900" calcext:value-type="float">
            <text:p>34227900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34233800" calcext:value-type="float">
            <text:p>3423380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4233900" calcext:value-type="float">
            <text:p>34233900</text:p>
          </table:table-cell>
          <table:table-cell office:value-type="float" office:value="4085" calcext:value-type="float">
            <text:p>4085</text:p>
          </table:table-cell>
        </table:table-row>
        <table:table-row table:style-name="ro1">
          <table:table-cell office:value-type="float" office:value="34234000" calcext:value-type="float">
            <text:p>34234000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34236600" calcext:value-type="float">
            <text:p>34236600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34236700" calcext:value-type="float">
            <text:p>34236700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34236800" calcext:value-type="float">
            <text:p>34236800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34236900" calcext:value-type="float">
            <text:p>34236900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34237000" calcext:value-type="float">
            <text:p>34237000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34237100" calcext:value-type="float">
            <text:p>3423710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4237200" calcext:value-type="float">
            <text:p>342372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34237300" calcext:value-type="float">
            <text:p>3423730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4237400" calcext:value-type="float">
            <text:p>34237400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34237500" calcext:value-type="float">
            <text:p>34237500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34238300" calcext:value-type="float">
            <text:p>34238300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34238800" calcext:value-type="float">
            <text:p>34238800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34238900" calcext:value-type="float">
            <text:p>34238900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34245800" calcext:value-type="float">
            <text:p>34245800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34258900" calcext:value-type="float">
            <text:p>3425890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34261800" calcext:value-type="float">
            <text:p>34261800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34264900" calcext:value-type="float">
            <text:p>34264900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34270100" calcext:value-type="float">
            <text:p>34270100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34272800" calcext:value-type="float">
            <text:p>34272800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34276900" calcext:value-type="float">
            <text:p>34276900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34280500" calcext:value-type="float">
            <text:p>34280500</text:p>
          </table:table-cell>
          <table:table-cell office:value-type="float" office:value="3363" calcext:value-type="float">
            <text:p>3363</text:p>
          </table:table-cell>
        </table:table-row>
        <table:table-row table:style-name="ro1">
          <table:table-cell office:value-type="float" office:value="34282000" calcext:value-type="float">
            <text:p>34282000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34282200" calcext:value-type="float">
            <text:p>34282200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34285800" calcext:value-type="float">
            <text:p>34285800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34288400" calcext:value-type="float">
            <text:p>34288400</text:p>
          </table:table-cell>
          <table:table-cell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34289800" calcext:value-type="float">
            <text:p>3428980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34290100" calcext:value-type="float">
            <text:p>34290100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34295800" calcext:value-type="float">
            <text:p>342958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4297700" calcext:value-type="float">
            <text:p>34297700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34297800" calcext:value-type="float">
            <text:p>34297800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34298000" calcext:value-type="float">
            <text:p>34298000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34298100" calcext:value-type="float">
            <text:p>34298100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34307200" calcext:value-type="float">
            <text:p>34307200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34310500" calcext:value-type="float">
            <text:p>34310500</text:p>
          </table:table-cell>
          <table:table-cell office:value-type="float" office:value="4083" calcext:value-type="float">
            <text:p>4083</text:p>
          </table:table-cell>
        </table:table-row>
        <table:table-row table:style-name="ro1">
          <table:table-cell office:value-type="float" office:value="34310800" calcext:value-type="float">
            <text:p>34310800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34311800" calcext:value-type="float">
            <text:p>3431180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34319400" calcext:value-type="float">
            <text:p>34319400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34324500" calcext:value-type="float">
            <text:p>3432450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4324600" calcext:value-type="float">
            <text:p>34324600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34339000" calcext:value-type="float">
            <text:p>34339000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34339100" calcext:value-type="float">
            <text:p>3433910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34339200" calcext:value-type="float">
            <text:p>3433920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34339300" calcext:value-type="float">
            <text:p>34339300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4339400" calcext:value-type="float">
            <text:p>3433940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34339600" calcext:value-type="float">
            <text:p>3433960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34339800" calcext:value-type="float">
            <text:p>34339800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34339900" calcext:value-type="float">
            <text:p>343399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340000" calcext:value-type="float">
            <text:p>34340000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34340100" calcext:value-type="float">
            <text:p>343401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34340200" calcext:value-type="float">
            <text:p>3434020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34340300" calcext:value-type="float">
            <text:p>34340300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34340500" calcext:value-type="float">
            <text:p>34340500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float" office:value="34340600" calcext:value-type="float">
            <text:p>34340600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34340700" calcext:value-type="float">
            <text:p>34340700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34340800" calcext:value-type="float">
            <text:p>3434080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34340900" calcext:value-type="float">
            <text:p>34340900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34341000" calcext:value-type="float">
            <text:p>34341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341100" calcext:value-type="float">
            <text:p>34341100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34341200" calcext:value-type="float">
            <text:p>34341200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34341300" calcext:value-type="float">
            <text:p>34341300</text:p>
          </table:table-cell>
          <table:table-cell/>
        </table:table-row>
        <table:table-row table:style-name="ro1">
          <table:table-cell office:value-type="float" office:value="34341500" calcext:value-type="float">
            <text:p>343415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4341600" calcext:value-type="float">
            <text:p>3434160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4341700" calcext:value-type="float">
            <text:p>34341700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float" office:value="34341800" calcext:value-type="float">
            <text:p>34341800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34341900" calcext:value-type="float">
            <text:p>34341900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34342100" calcext:value-type="float">
            <text:p>343421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4342200" calcext:value-type="float">
            <text:p>34342200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34342300" calcext:value-type="float">
            <text:p>34342300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34342500" calcext:value-type="float">
            <text:p>34342500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float" office:value="34342600" calcext:value-type="float">
            <text:p>34342600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34342700" calcext:value-type="float">
            <text:p>343427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4342800" calcext:value-type="float">
            <text:p>34342800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34342900" calcext:value-type="float">
            <text:p>34342900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34343000" calcext:value-type="float">
            <text:p>34343000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34343100" calcext:value-type="float">
            <text:p>343431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343200" calcext:value-type="float">
            <text:p>34343200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34343300" calcext:value-type="float">
            <text:p>34343300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34343400" calcext:value-type="float">
            <text:p>3434340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4343500" calcext:value-type="float">
            <text:p>343435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343600" calcext:value-type="float">
            <text:p>3434360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4343700" calcext:value-type="float">
            <text:p>3434370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34343800" calcext:value-type="float">
            <text:p>34343800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34344000" calcext:value-type="float">
            <text:p>3434400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34344300" calcext:value-type="float">
            <text:p>34344300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34344400" calcext:value-type="float">
            <text:p>3434440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34344500" calcext:value-type="float">
            <text:p>343445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4344600" calcext:value-type="float">
            <text:p>34344600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34344800" calcext:value-type="float">
            <text:p>3434480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4345300" calcext:value-type="float">
            <text:p>34345300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34345600" calcext:value-type="float">
            <text:p>3434560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4345700" calcext:value-type="float">
            <text:p>34345700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34345800" calcext:value-type="float">
            <text:p>34345800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34345900" calcext:value-type="float">
            <text:p>343459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346000" calcext:value-type="float">
            <text:p>34346000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34346100" calcext:value-type="float">
            <text:p>34346100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34346200" calcext:value-type="float">
            <text:p>34346200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34346300" calcext:value-type="float">
            <text:p>343463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4346400" calcext:value-type="float">
            <text:p>3434640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34346600" calcext:value-type="float">
            <text:p>3434660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4346700" calcext:value-type="float">
            <text:p>34346700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34346800" calcext:value-type="float">
            <text:p>3434680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4347000" calcext:value-type="float">
            <text:p>34347000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34347100" calcext:value-type="float">
            <text:p>34347100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4347200" calcext:value-type="float">
            <text:p>34347200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34347300" calcext:value-type="float">
            <text:p>3434730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4347400" calcext:value-type="float">
            <text:p>343474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4347700" calcext:value-type="float">
            <text:p>3434770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34348000" calcext:value-type="float">
            <text:p>3434800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34348100" calcext:value-type="float">
            <text:p>3434810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34348200" calcext:value-type="float">
            <text:p>34348200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34348300" calcext:value-type="float">
            <text:p>34348300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34348400" calcext:value-type="float">
            <text:p>34348400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float" office:value="34348500" calcext:value-type="float">
            <text:p>34348500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34348600" calcext:value-type="float">
            <text:p>34348600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34357000" calcext:value-type="float">
            <text:p>34357000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34358000" calcext:value-type="float">
            <text:p>34358000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34358900" calcext:value-type="float">
            <text:p>34358900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34430100" calcext:value-type="float">
            <text:p>34430100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34431500" calcext:value-type="float">
            <text:p>34431500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34431600" calcext:value-type="float">
            <text:p>34431600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34431700" calcext:value-type="float">
            <text:p>34431700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34431800" calcext:value-type="float">
            <text:p>34431800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34431900" calcext:value-type="float">
            <text:p>3443190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34432000" calcext:value-type="float">
            <text:p>3443200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34432100" calcext:value-type="float">
            <text:p>34432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4432200" calcext:value-type="float">
            <text:p>3443220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4432300" calcext:value-type="float">
            <text:p>3443230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4432400" calcext:value-type="float">
            <text:p>344324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34432500" calcext:value-type="float">
            <text:p>34432500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34432600" calcext:value-type="float">
            <text:p>34432600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34432700" calcext:value-type="float">
            <text:p>34432700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34432800" calcext:value-type="float">
            <text:p>34432800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654321" calcext:value-type="float">
            <text:p>654321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 office:value-type="float" office:value="776171049000" calcext:value-type="float">
            <text:p>77617104900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776172249800" calcext:value-type="float">
            <text:p>776172249800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776174749100" calcext:value-type="float">
            <text:p>776174749100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776174749200" calcext:value-type="float">
            <text:p>7761747492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76721002900" calcext:value-type="float">
            <text:p>776721002900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776724701800" calcext:value-type="float">
            <text:p>776724701800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776751005300" calcext:value-type="float">
            <text:p>776751005300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776761009700" calcext:value-type="float">
            <text:p>776761009700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776764700400" calcext:value-type="float">
            <text:p>776764700400</text:p>
          </table:table-cell>
          <table:table-cell/>
        </table:table-row>
        <table:table-row table:style-name="ro1">
          <table:table-cell office:value-type="float" office:value="776771000100" calcext:value-type="float">
            <text:p>7767710001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76771000400" calcext:value-type="float">
            <text:p>77677100040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77311023300" calcext:value-type="float">
            <text:p>777311023300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777314703300" calcext:value-type="float">
            <text:p>777314703300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777321003900" calcext:value-type="float">
            <text:p>777321003900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777321022700" calcext:value-type="float">
            <text:p>7773210227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777321023300" calcext:value-type="float">
            <text:p>777321023300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777322222800" calcext:value-type="float">
            <text:p>77732222280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777324704600" calcext:value-type="float">
            <text:p>777324704600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777324706100" calcext:value-type="float">
            <text:p>777324706100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777324722800" calcext:value-type="float">
            <text:p>777324722800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777325606000" calcext:value-type="float">
            <text:p>777325606000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777331005500" calcext:value-type="float">
            <text:p>77733100550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777331022800" calcext:value-type="float">
            <text:p>7773310228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77331023300" calcext:value-type="float">
            <text:p>777331023300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777331090400" calcext:value-type="float">
            <text:p>77733109040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77332205500" calcext:value-type="float">
            <text:p>777332205500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777332222800" calcext:value-type="float">
            <text:p>77733222280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777341022800" calcext:value-type="float">
            <text:p>777341022800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777344702800" calcext:value-type="float">
            <text:p>7773447028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7351002800" calcext:value-type="float">
            <text:p>777351002800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777351003300" calcext:value-type="float">
            <text:p>777351003300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777351004000" calcext:value-type="float">
            <text:p>77735100400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777351024000" calcext:value-type="float">
            <text:p>77735102400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777351520400" calcext:value-type="float">
            <text:p>77735152040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777352202800" calcext:value-type="float">
            <text:p>777352202800</text:p>
          </table:table-cell>
          <table:table-cell/>
        </table:table-row>
        <table:table-row table:style-name="ro1">
          <table:table-cell office:value-type="float" office:value="777352220400" calcext:value-type="float">
            <text:p>77735222040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777352221600" calcext:value-type="float">
            <text:p>77735222160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77354702800" calcext:value-type="float">
            <text:p>77735470280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777354721600" calcext:value-type="float">
            <text:p>777354721600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777356810400" calcext:value-type="float">
            <text:p>777356810400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777361001700" calcext:value-type="float">
            <text:p>777361001700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777362222200" calcext:value-type="float">
            <text:p>777362222200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777362225800" calcext:value-type="float">
            <text:p>777362225800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777364725200" calcext:value-type="float">
            <text:p>777364725200</text:p>
          </table:table-cell>
          <table:table-cell office:value-type="float" office:value="3719" calcext:value-type="float">
            <text:p>3719</text:p>
          </table:table-cell>
        </table:table-row>
        <table:table-row table:style-name="ro1">
          <table:table-cell office:value-type="float" office:value="777371001600" calcext:value-type="float">
            <text:p>77737100160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777372205000" calcext:value-type="float">
            <text:p>777372205000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777510500200" calcext:value-type="float">
            <text:p>77751050020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777520400000" calcext:value-type="float">
            <text:p>7775204000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77674023600" calcext:value-type="float">
            <text:p>777674023600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777674032000" calcext:value-type="float">
            <text:p>777674032000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777674052600" calcext:value-type="float">
            <text:p>77767405260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777674067700" calcext:value-type="float">
            <text:p>77767406770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777674070200" calcext:value-type="float">
            <text:p>777674070200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777674073600" calcext:value-type="float">
            <text:p>77767407360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777674081400" calcext:value-type="float">
            <text:p>777674081400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777674083600" calcext:value-type="float">
            <text:p>77767408360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777674087400" calcext:value-type="float">
            <text:p>77767408740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777674087600" calcext:value-type="float">
            <text:p>777674087600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777674091500" calcext:value-type="float">
            <text:p>777674091500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777674094000" calcext:value-type="float">
            <text:p>777674094000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float" office:value="777674095100" calcext:value-type="float">
            <text:p>7776740951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77674095900" calcext:value-type="float">
            <text:p>7776740959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77674099000" calcext:value-type="float">
            <text:p>77767409900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77674099600" calcext:value-type="float">
            <text:p>777674099600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777674099800" calcext:value-type="float">
            <text:p>777674099800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777674102000" calcext:value-type="float">
            <text:p>777674102000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777674106100" calcext:value-type="float">
            <text:p>777674106100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777674106200" calcext:value-type="float">
            <text:p>777674106200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777674107100" calcext:value-type="float">
            <text:p>777674107100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777674107600" calcext:value-type="float">
            <text:p>777674107600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777674108400" calcext:value-type="float">
            <text:p>77767410840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777674110100" calcext:value-type="float">
            <text:p>777674110100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777674110200" calcext:value-type="float">
            <text:p>777674110200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777674111000" calcext:value-type="float">
            <text:p>77767411100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777674111500" calcext:value-type="float">
            <text:p>777674111500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777674112700" calcext:value-type="float">
            <text:p>777674112700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777674115300" calcext:value-type="float">
            <text:p>777674115300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778177053600" calcext:value-type="float">
            <text:p>778177053600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778177065100" calcext:value-type="float">
            <text:p>778177065100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778177088100" calcext:value-type="float">
            <text:p>778177088100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778177090200" calcext:value-type="float">
            <text:p>778177090200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float" office:value="778177109100" calcext:value-type="float">
            <text:p>778177109100</text:p>
          </table:table-cell>
          <table:table-cell office:value-type="float" office:value="3311" calcext:value-type="float">
            <text:p>3311</text:p>
          </table:table-cell>
        </table:table-row>
        <table:table-row table:style-name="ro1">
          <table:table-cell office:value-type="float" office:value="778177122000" calcext:value-type="float">
            <text:p>778177122000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778177122400" calcext:value-type="float">
            <text:p>778177122400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778177123400" calcext:value-type="float">
            <text:p>778177123400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778177123500" calcext:value-type="float">
            <text:p>778177123500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778177130000" calcext:value-type="float">
            <text:p>778177130000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778177135500" calcext:value-type="float">
            <text:p>778177135500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778177138400" calcext:value-type="float">
            <text:p>778177138400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778177139300" calcext:value-type="float">
            <text:p>7781771393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778900004700" calcext:value-type="float">
            <text:p>778900004700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778900005600" calcext:value-type="float">
            <text:p>778900005600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778900008000" calcext:value-type="float">
            <text:p>778900008000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float" office:value="778900008500" calcext:value-type="float">
            <text:p>778900008500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778901004700" calcext:value-type="float">
            <text:p>778901004700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778902004700" calcext:value-type="float">
            <text:p>778902004700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778903304700" calcext:value-type="float">
            <text:p>778903304700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 office:value-type="float" office:value="778906804700" calcext:value-type="float">
            <text:p>778906804700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778906808000" calcext:value-type="float">
            <text:p>7789068080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78911008000" calcext:value-type="float">
            <text:p>778911008000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778912004700" calcext:value-type="float">
            <text:p>77891200470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778912204700" calcext:value-type="float">
            <text:p>778912204700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778912704700" calcext:value-type="float">
            <text:p>778912704700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778913304700" calcext:value-type="float">
            <text:p>778913304700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778914704700" calcext:value-type="float">
            <text:p>778914704700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778914708000" calcext:value-type="float">
            <text:p>778914708000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778915604700" calcext:value-type="float">
            <text:p>778915604700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778916808000" calcext:value-type="float">
            <text:p>7789168080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778918204700" calcext:value-type="float">
            <text:p>778918204700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778921004700" calcext:value-type="float">
            <text:p>778921004700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float" office:value="778921008000" calcext:value-type="float">
            <text:p>778921008000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778921104900" calcext:value-type="float">
            <text:p>77892110490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778921204700" calcext:value-type="float">
            <text:p>778921204700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778921504700" calcext:value-type="float">
            <text:p>778921504700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778921508000" calcext:value-type="float">
            <text:p>77892150800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778921604700" calcext:value-type="float">
            <text:p>778921604700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778921804700" calcext:value-type="float">
            <text:p>778921804700</text:p>
          </table:table-cell>
          <table:table-cell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778922004700" calcext:value-type="float">
            <text:p>77892200470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78922204700" calcext:value-type="float">
            <text:p>778922204700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float" office:value="778922208000" calcext:value-type="float">
            <text:p>77892220800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778923008000" calcext:value-type="float">
            <text:p>77892300800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778923308000" calcext:value-type="float">
            <text:p>778923308000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778923904700" calcext:value-type="float">
            <text:p>778923904700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778923908000" calcext:value-type="float">
            <text:p>778923908000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778924704700" calcext:value-type="float">
            <text:p>778924704700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778924708000" calcext:value-type="float">
            <text:p>778924708000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778925604700" calcext:value-type="float">
            <text:p>778925604700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778925608000" calcext:value-type="float">
            <text:p>778925608000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778926804700" calcext:value-type="float">
            <text:p>77892680470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78926808000" calcext:value-type="float">
            <text:p>7789268080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78928208000" calcext:value-type="float">
            <text:p>7789282080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778931004700" calcext:value-type="float">
            <text:p>7789310047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78931008000" calcext:value-type="float">
            <text:p>778931008000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778931008100" calcext:value-type="float">
            <text:p>77893100810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778931208000" calcext:value-type="float">
            <text:p>778931208000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778931438100" calcext:value-type="float">
            <text:p>778931438100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778931504900" calcext:value-type="float">
            <text:p>778931504900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778931508100" calcext:value-type="float">
            <text:p>778931508100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778931804700" calcext:value-type="float">
            <text:p>778931804700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778931828100" calcext:value-type="float">
            <text:p>77893182810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778932154900" calcext:value-type="float">
            <text:p>778932154900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778932678100" calcext:value-type="float">
            <text:p>778932678100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778932708000" calcext:value-type="float">
            <text:p>778932708000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78933008100" calcext:value-type="float">
            <text:p>778933008100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778933304700" calcext:value-type="float">
            <text:p>778933304700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778933308000" calcext:value-type="float">
            <text:p>778933308000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778933308100" calcext:value-type="float">
            <text:p>778933308100</text:p>
          </table:table-cell>
          <table:table-cell office:value-type="float" office:value="4083" calcext:value-type="float">
            <text:p>4083</text:p>
          </table:table-cell>
        </table:table-row>
        <table:table-row table:style-name="ro1">
          <table:table-cell office:value-type="float" office:value="778933904700" calcext:value-type="float">
            <text:p>778933904700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778934704700" calcext:value-type="float">
            <text:p>77893470470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778934708000" calcext:value-type="float">
            <text:p>778934708000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778934708100" calcext:value-type="float">
            <text:p>778934708100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778935118100" calcext:value-type="float">
            <text:p>778935118100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778935364900" calcext:value-type="float">
            <text:p>778935364900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778935498100" calcext:value-type="float">
            <text:p>7789354981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78935608000" calcext:value-type="float">
            <text:p>7789356080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78935628100" calcext:value-type="float">
            <text:p>778935628100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778935704700" calcext:value-type="float">
            <text:p>778935704700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778937504700" calcext:value-type="float">
            <text:p>77893750470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778938208000" calcext:value-type="float">
            <text:p>7789382080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778938258100" calcext:value-type="float">
            <text:p>778938258100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778938668100" calcext:value-type="float">
            <text:p>778938668100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778941004700" calcext:value-type="float">
            <text:p>778941004700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778941004900" calcext:value-type="float">
            <text:p>778941004900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778941008000" calcext:value-type="float">
            <text:p>77894100800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778941008100" calcext:value-type="float">
            <text:p>778941008100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float" office:value="778941188100" calcext:value-type="float">
            <text:p>77894118810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778941208000" calcext:value-type="float">
            <text:p>77894120800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78941504900" calcext:value-type="float">
            <text:p>77894150490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778941508000" calcext:value-type="float">
            <text:p>778941508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78941588100" calcext:value-type="float">
            <text:p>778941588100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778942004900" calcext:value-type="float">
            <text:p>77894200490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778942008100" calcext:value-type="float">
            <text:p>778942008100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778942208000" calcext:value-type="float">
            <text:p>7789422080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78942218100" calcext:value-type="float">
            <text:p>77894221810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778943014900" calcext:value-type="float">
            <text:p>778943014900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778943304700" calcext:value-type="float">
            <text:p>778943304700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778943308100" calcext:value-type="float">
            <text:p>778943308100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778943328100" calcext:value-type="float">
            <text:p>778943328100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778943908000" calcext:value-type="float">
            <text:p>778943908000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778944704900" calcext:value-type="float">
            <text:p>77894470490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778944708000" calcext:value-type="float">
            <text:p>77894470800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778945608100" calcext:value-type="float">
            <text:p>778945608100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778947504900" calcext:value-type="float">
            <text:p>778947504900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778948208000" calcext:value-type="float">
            <text:p>778948208000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778948878100" calcext:value-type="float">
            <text:p>778948878100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778951008000" calcext:value-type="float">
            <text:p>77895100800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778951008100" calcext:value-type="float">
            <text:p>778951008100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float" office:value="778951604700" calcext:value-type="float">
            <text:p>77895160470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778951628100" calcext:value-type="float">
            <text:p>7789516281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8951658100" calcext:value-type="float">
            <text:p>778951658100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778951804700" calcext:value-type="float">
            <text:p>778951804700</text:p>
          </table:table-cell>
          <table:table-cell office:value-type="float" office:value="2661" calcext:value-type="float">
            <text:p>2661</text:p>
          </table:table-cell>
        </table:table-row>
        <table:table-row table:style-name="ro1">
          <table:table-cell office:value-type="float" office:value="778952204700" calcext:value-type="float">
            <text:p>778952204700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778952204900" calcext:value-type="float">
            <text:p>77895220490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78952214900" calcext:value-type="float">
            <text:p>77895221490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778952704700" calcext:value-type="float">
            <text:p>778952704700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float" office:value="778953304700" calcext:value-type="float">
            <text:p>778953304700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778953308000" calcext:value-type="float">
            <text:p>778953308000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778954704900" calcext:value-type="float">
            <text:p>778954704900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778961004700" calcext:value-type="float">
            <text:p>778961004700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778961008000" calcext:value-type="float">
            <text:p>77896100800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778961208000" calcext:value-type="float">
            <text:p>778961208000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778962004900" calcext:value-type="float">
            <text:p>778962004900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778971008000" calcext:value-type="float">
            <text:p>778971008000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778981004900" calcext:value-type="float">
            <text:p>778981004900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778985608600" calcext:value-type="float">
            <text:p>778985608600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778990688600" calcext:value-type="float">
            <text:p>778990688600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778994704900" calcext:value-type="float">
            <text:p>77899470490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779121001000" calcext:value-type="float">
            <text:p>779121001000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779775020700" calcext:value-type="float">
            <text:p>779775020700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779775020800" calcext:value-type="float">
            <text:p>779775020800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779775030800" calcext:value-type="float">
            <text:p>779775030800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779775032300" calcext:value-type="float">
            <text:p>77977503230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779775039200" calcext:value-type="float">
            <text:p>7797750392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9775040800" calcext:value-type="float">
            <text:p>7797750408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79775040900" calcext:value-type="float">
            <text:p>7797750409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779775044900" calcext:value-type="float">
            <text:p>77977504490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779775048700" calcext:value-type="float">
            <text:p>779775048700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779775048800" calcext:value-type="float">
            <text:p>77977504880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779775051300" calcext:value-type="float">
            <text:p>779775051300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779775053800" calcext:value-type="float">
            <text:p>779775053800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779775054200" calcext:value-type="float">
            <text:p>77977505420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779775054800" calcext:value-type="float">
            <text:p>779775054800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779775056500" calcext:value-type="float">
            <text:p>7797750565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79775058200" calcext:value-type="float">
            <text:p>779775058200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779775058700" calcext:value-type="float">
            <text:p>779775058700</text:p>
          </table:table-cell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779775059800" calcext:value-type="float">
            <text:p>779775059800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779775060100" calcext:value-type="float">
            <text:p>77977506010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779775060200" calcext:value-type="float">
            <text:p>77977506020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779775060700" calcext:value-type="float">
            <text:p>7797750607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79775062000" calcext:value-type="float">
            <text:p>77977506200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779775062100" calcext:value-type="float">
            <text:p>779775062100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779775062200" calcext:value-type="float">
            <text:p>77977506220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779775063000" calcext:value-type="float">
            <text:p>779775063000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779775063300" calcext:value-type="float">
            <text:p>779775063300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779775063900" calcext:value-type="float">
            <text:p>779775063900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779808430700" calcext:value-type="float">
            <text:p>779808430700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779808448900" calcext:value-type="float">
            <text:p>779808448900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779808449600" calcext:value-type="float">
            <text:p>779808449600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779808455100" calcext:value-type="float">
            <text:p>779808455100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779808455900" calcext:value-type="float">
            <text:p>7798084559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00003700" calcext:value-type="float">
            <text:p>900003700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900003800" calcext:value-type="float">
            <text:p>900003800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900007500" calcext:value-type="float">
            <text:p>900007500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900009200" calcext:value-type="float">
            <text:p>9000092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0024400" calcext:value-type="float">
            <text:p>900024400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900025100" calcext:value-type="float">
            <text:p>900025100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900025700" calcext:value-type="float">
            <text:p>900025700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900025900" calcext:value-type="float">
            <text:p>90002590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900026000" calcext:value-type="float">
            <text:p>900026000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900026200" calcext:value-type="float">
            <text:p>90002620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900026300" calcext:value-type="float">
            <text:p>90002630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900026400" calcext:value-type="float">
            <text:p>900026400</text:p>
          </table:table-cell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900026500" calcext:value-type="float">
            <text:p>9000265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900029100" calcext:value-type="float">
            <text:p>900029100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900030800" calcext:value-type="float">
            <text:p>900030800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900030900" calcext:value-type="float">
            <text:p>900030900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900033800" calcext:value-type="float">
            <text:p>900033800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900034000" calcext:value-type="float">
            <text:p>900034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900044200" calcext:value-type="float">
            <text:p>900044200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900054200" calcext:value-type="float">
            <text:p>900054200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900060500" calcext:value-type="float">
            <text:p>900060500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900067600" calcext:value-type="float">
            <text:p>900067600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90480500" calcext:value-type="float">
            <text:p>90480500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90480700" calcext:value-type="float">
            <text:p>9048070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90480800" calcext:value-type="float">
            <text:p>90480800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90480900" calcext:value-type="float">
            <text:p>904809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905007400" calcext:value-type="float">
            <text:p>90500740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905012200" calcext:value-type="float">
            <text:p>9050122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905013800" calcext:value-type="float">
            <text:p>905013800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905021100" calcext:value-type="float">
            <text:p>90502110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905025600" calcext:value-type="float">
            <text:p>905025600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905027800" calcext:value-type="float">
            <text:p>905027800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905028600" calcext:value-type="float">
            <text:p>905028600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905028700" calcext:value-type="float">
            <text:p>90502870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905028800" calcext:value-type="float">
            <text:p>9050288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05033200" calcext:value-type="float">
            <text:p>905033200</text:p>
          </table:table-cell>
          <table:table-cell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905033800" calcext:value-type="float">
            <text:p>90503380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905044400" calcext:value-type="float">
            <text:p>90504440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905052800" calcext:value-type="float">
            <text:p>905052800</text:p>
          </table:table-cell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90518800" calcext:value-type="float">
            <text:p>90518800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90519900" calcext:value-type="float">
            <text:p>90519900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90520200" calcext:value-type="float">
            <text:p>90520200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0521100" calcext:value-type="float">
            <text:p>90521100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90522000" calcext:value-type="float">
            <text:p>905220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0522400" calcext:value-type="float">
            <text:p>90522400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90522800" calcext:value-type="float">
            <text:p>90522800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90526200" calcext:value-type="float">
            <text:p>90526200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90528500" calcext:value-type="float">
            <text:p>90528500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90528700" calcext:value-type="float">
            <text:p>90528700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float" office:value="90528800" calcext:value-type="float">
            <text:p>905288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90531300" calcext:value-type="float">
            <text:p>9053130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90531500" calcext:value-type="float">
            <text:p>90531500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90531600" calcext:value-type="float">
            <text:p>90531600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90531800" calcext:value-type="float">
            <text:p>90531800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90532100" calcext:value-type="float">
            <text:p>90532100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90532300" calcext:value-type="float">
            <text:p>9053230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90533100" calcext:value-type="float">
            <text:p>90533100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90533200" calcext:value-type="float">
            <text:p>905332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533400" calcext:value-type="float">
            <text:p>90533400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90533900" calcext:value-type="float">
            <text:p>90533900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0534200" calcext:value-type="float">
            <text:p>90534200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90534500" calcext:value-type="float">
            <text:p>90534500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90534700" calcext:value-type="float">
            <text:p>905347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90534800" calcext:value-type="float">
            <text:p>9053480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90534900" calcext:value-type="float">
            <text:p>9053490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90535000" calcext:value-type="float">
            <text:p>90535000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90535100" calcext:value-type="float">
            <text:p>90535100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90535200" calcext:value-type="float">
            <text:p>90535200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90535500" calcext:value-type="float">
            <text:p>9053550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90535600" calcext:value-type="float">
            <text:p>9053560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0535700" calcext:value-type="float">
            <text:p>905357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0535800" calcext:value-type="float">
            <text:p>90535800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90535900" calcext:value-type="float">
            <text:p>90535900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90536300" calcext:value-type="float">
            <text:p>90536300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 office:value-type="float" office:value="90536500" calcext:value-type="float">
            <text:p>90536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538000" calcext:value-type="float">
            <text:p>90538000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90538600" calcext:value-type="float">
            <text:p>905386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0539200" calcext:value-type="float">
            <text:p>90539200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90540600" calcext:value-type="float">
            <text:p>9054060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0540800" calcext:value-type="float">
            <text:p>90540800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90541400" calcext:value-type="float">
            <text:p>90541400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90542200" calcext:value-type="float">
            <text:p>9054220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90543000" calcext:value-type="float">
            <text:p>90543000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90543100" calcext:value-type="float">
            <text:p>90543100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90544500" calcext:value-type="float">
            <text:p>90544500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90546400" calcext:value-type="float">
            <text:p>90546400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90546800" calcext:value-type="float">
            <text:p>90546800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90548600" calcext:value-type="float">
            <text:p>90548600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90548700" calcext:value-type="float">
            <text:p>90548700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float" office:value="90549000" calcext:value-type="float">
            <text:p>90549000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90679400" calcext:value-type="float">
            <text:p>906794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09008900" calcext:value-type="float">
            <text:p>9090089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9010600" calcext:value-type="float">
            <text:p>909010600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909022000" calcext:value-type="float">
            <text:p>909022000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float" office:value="90913100" calcext:value-type="float">
            <text:p>909131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913600" calcext:value-type="float">
            <text:p>90913600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90915400" calcext:value-type="float">
            <text:p>90915400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90918100" calcext:value-type="float">
            <text:p>90918100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90918900" calcext:value-type="float">
            <text:p>90918900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float" office:value="910001900" calcext:value-type="float">
            <text:p>91000190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910006400" calcext:value-type="float">
            <text:p>910006400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910009300" calcext:value-type="float">
            <text:p>910009300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910010700" calcext:value-type="float">
            <text:p>9100107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10012300" calcext:value-type="float">
            <text:p>910012300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910014400" calcext:value-type="float">
            <text:p>91001440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910020700" calcext:value-type="float">
            <text:p>910020700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910024700" calcext:value-type="float">
            <text:p>910024700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910026100" calcext:value-type="float">
            <text:p>910026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10026800" calcext:value-type="float">
            <text:p>910026800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910027200" calcext:value-type="float">
            <text:p>91002720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910027700" calcext:value-type="float">
            <text:p>910027700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910031900" calcext:value-type="float">
            <text:p>91003190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91005100" calcext:value-type="float">
            <text:p>91005100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91006000" calcext:value-type="float">
            <text:p>91006000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91006200" calcext:value-type="float">
            <text:p>91006200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91006400" calcext:value-type="float">
            <text:p>91006400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91006500" calcext:value-type="float">
            <text:p>91006500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91007100" calcext:value-type="float">
            <text:p>91007100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91007200" calcext:value-type="float">
            <text:p>9100720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91007400" calcext:value-type="float">
            <text:p>91007400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91007500" calcext:value-type="float">
            <text:p>910075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1008300" calcext:value-type="float">
            <text:p>91008300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91009500" calcext:value-type="float">
            <text:p>9100950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91011200" calcext:value-type="float">
            <text:p>91011200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float" office:value="91011300" calcext:value-type="float">
            <text:p>91011300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91011700" calcext:value-type="float">
            <text:p>910117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1012200" calcext:value-type="float">
            <text:p>91012200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91015100" calcext:value-type="float">
            <text:p>91015100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91015200" calcext:value-type="float">
            <text:p>91015200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91015300" calcext:value-type="float">
            <text:p>9101530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91015900" calcext:value-type="float">
            <text:p>91015900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91016500" calcext:value-type="float">
            <text:p>9101650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1017000" calcext:value-type="float">
            <text:p>91017000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91017800" calcext:value-type="float">
            <text:p>91017800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91018500" calcext:value-type="float">
            <text:p>91018500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91030200" calcext:value-type="float">
            <text:p>9103020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91043400" calcext:value-type="float">
            <text:p>91043400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91043800" calcext:value-type="float">
            <text:p>91043800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91043900" calcext:value-type="float">
            <text:p>91043900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91044000" calcext:value-type="float">
            <text:p>9104400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91044100" calcext:value-type="float">
            <text:p>9104410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91045200" calcext:value-type="float">
            <text:p>91045200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91091100" calcext:value-type="float">
            <text:p>91091100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91093000" calcext:value-type="float">
            <text:p>9109300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91093400" calcext:value-type="float">
            <text:p>9109340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91093900" calcext:value-type="float">
            <text:p>91093900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91094300" calcext:value-type="float">
            <text:p>91094300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float" office:value="91094400" calcext:value-type="float">
            <text:p>910944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1095700" calcext:value-type="float">
            <text:p>91095700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91096700" calcext:value-type="float">
            <text:p>91096700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91097900" calcext:value-type="float">
            <text:p>9109790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91098400" calcext:value-type="float">
            <text:p>91098400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91098500" calcext:value-type="float">
            <text:p>91098500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91098900" calcext:value-type="float">
            <text:p>9109890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91099600" calcext:value-type="float">
            <text:p>9109960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911000700" calcext:value-type="float">
            <text:p>911000700</text:p>
          </table:table-cell>
          <table:table-cell office:value-type="float" office:value="3368" calcext:value-type="float">
            <text:p>3368</text:p>
          </table:table-cell>
        </table:table-row>
        <table:table-row table:style-name="ro1">
          <table:table-cell office:value-type="float" office:value="911001100" calcext:value-type="float">
            <text:p>911001100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911003800" calcext:value-type="float">
            <text:p>9110038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11004300" calcext:value-type="float">
            <text:p>911004300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911005600" calcext:value-type="float">
            <text:p>9110056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911005900" calcext:value-type="float">
            <text:p>91100590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911008800" calcext:value-type="float">
            <text:p>911008800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911009300" calcext:value-type="float">
            <text:p>911009300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11010400" calcext:value-type="float">
            <text:p>91101040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911017900" calcext:value-type="float">
            <text:p>9110179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1022400" calcext:value-type="float">
            <text:p>911022400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911024400" calcext:value-type="float">
            <text:p>911024400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911025300" calcext:value-type="float">
            <text:p>91102530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911025400" calcext:value-type="float">
            <text:p>911025400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911027500" calcext:value-type="float">
            <text:p>911027500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91110300" calcext:value-type="float">
            <text:p>91110300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91111100" calcext:value-type="float">
            <text:p>91111100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91111200" calcext:value-type="float">
            <text:p>91111200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91111500" calcext:value-type="float">
            <text:p>9111150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91112000" calcext:value-type="float">
            <text:p>9111200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91112100" calcext:value-type="float">
            <text:p>9111210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91112600" calcext:value-type="float">
            <text:p>91112600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91113100" calcext:value-type="float">
            <text:p>911131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1113700" calcext:value-type="float">
            <text:p>9111370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91116500" calcext:value-type="float">
            <text:p>91116500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91117000" calcext:value-type="float">
            <text:p>9111700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91117100" calcext:value-type="float">
            <text:p>9111710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91150100" calcext:value-type="float">
            <text:p>91150100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91150600" calcext:value-type="float">
            <text:p>91150600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91150700" calcext:value-type="float">
            <text:p>91150700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91150800" calcext:value-type="float">
            <text:p>9115080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91151100" calcext:value-type="float">
            <text:p>91151100</text:p>
          </table:table-cell>
          <table:table-cell office:value-type="float" office:value="3727" calcext:value-type="float">
            <text:p>3727</text:p>
          </table:table-cell>
        </table:table-row>
        <table:table-row table:style-name="ro1">
          <table:table-cell office:value-type="float" office:value="91151200" calcext:value-type="float">
            <text:p>91151200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91152200" calcext:value-type="float">
            <text:p>9115220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91152300" calcext:value-type="float">
            <text:p>91152300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91153200" calcext:value-type="float">
            <text:p>9115320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91154600" calcext:value-type="float">
            <text:p>91154600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91190100" calcext:value-type="float">
            <text:p>91190100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91191200" calcext:value-type="float">
            <text:p>91191200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91191900" calcext:value-type="float">
            <text:p>91191900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91192200" calcext:value-type="float">
            <text:p>9119220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91192700" calcext:value-type="float">
            <text:p>91192700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1193100" calcext:value-type="float">
            <text:p>91193100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91194300" calcext:value-type="float">
            <text:p>91194300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91195700" calcext:value-type="float">
            <text:p>91195700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914000200" calcext:value-type="float">
            <text:p>914000200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915001000" calcext:value-type="float">
            <text:p>915001000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91500100" calcext:value-type="float">
            <text:p>9150010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15003900" calcext:value-type="float">
            <text:p>915003900</text:p>
          </table:table-cell>
          <table:table-cell office:value-type="float" office:value="3311" calcext:value-type="float">
            <text:p>3311</text:p>
          </table:table-cell>
        </table:table-row>
        <table:table-row table:style-name="ro1">
          <table:table-cell office:value-type="float" office:value="915004000" calcext:value-type="float">
            <text:p>915004000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float" office:value="915006400" calcext:value-type="float">
            <text:p>915006400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915008500" calcext:value-type="float">
            <text:p>915008500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91562900" calcext:value-type="float">
            <text:p>9156290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91563000" calcext:value-type="float">
            <text:p>91563000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1563900" calcext:value-type="float">
            <text:p>9156390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91564600" calcext:value-type="float">
            <text:p>91564600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91564700" calcext:value-type="float">
            <text:p>9156470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91565000" calcext:value-type="float">
            <text:p>91565000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91565500" calcext:value-type="float">
            <text:p>91565500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91566000" calcext:value-type="float">
            <text:p>915660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1566800" calcext:value-type="float">
            <text:p>91566800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91568000" calcext:value-type="float">
            <text:p>9156800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91568100" calcext:value-type="float">
            <text:p>91568100</text:p>
          </table:table-cell>
          <table:table-cell office:value-type="float" office:value="3387" calcext:value-type="float">
            <text:p>3387</text:p>
          </table:table-cell>
        </table:table-row>
        <table:table-row table:style-name="ro1">
          <table:table-cell office:value-type="float" office:value="91573900" calcext:value-type="float">
            <text:p>91573900</text:p>
          </table:table-cell>
          <table:table-cell office:value-type="float" office:value="3719" calcext:value-type="float">
            <text:p>3719</text:p>
          </table:table-cell>
        </table:table-row>
        <table:table-row table:style-name="ro1">
          <table:table-cell office:value-type="float" office:value="916006500" calcext:value-type="float">
            <text:p>916006500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16009500" calcext:value-type="float">
            <text:p>916009500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 office:value-type="float" office:value="916010300" calcext:value-type="float">
            <text:p>916010300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916011100" calcext:value-type="float">
            <text:p>916011100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916011201" calcext:value-type="float">
            <text:p>916011201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916011301" calcext:value-type="float">
            <text:p>916011301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916011400" calcext:value-type="float">
            <text:p>916011400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916012200" calcext:value-type="float">
            <text:p>916012200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916013700" calcext:value-type="float">
            <text:p>916013700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916020900" calcext:value-type="float">
            <text:p>91602090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916023100" calcext:value-type="float">
            <text:p>916023100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916024500" calcext:value-type="float">
            <text:p>916024500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91703100" calcext:value-type="float">
            <text:p>91703100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91703500" calcext:value-type="float">
            <text:p>9170350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91704000" calcext:value-type="float">
            <text:p>91704000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91706000" calcext:value-type="float">
            <text:p>9170600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91713700" calcext:value-type="float">
            <text:p>91713700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91713900" calcext:value-type="float">
            <text:p>91713900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920000500" calcext:value-type="float">
            <text:p>92000050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920001000" calcext:value-type="float">
            <text:p>920001000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float" office:value="92092800" calcext:value-type="float">
            <text:p>92092800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92250600" calcext:value-type="float">
            <text:p>9225060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92450900" calcext:value-type="float">
            <text:p>92450900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92455200" calcext:value-type="float">
            <text:p>92455200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92455700" calcext:value-type="float">
            <text:p>92455700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92456600" calcext:value-type="float">
            <text:p>92456600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92457400" calcext:value-type="float">
            <text:p>92457400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92458600" calcext:value-type="float">
            <text:p>9245860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92458800" calcext:value-type="float">
            <text:p>9245880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92459000" calcext:value-type="float">
            <text:p>9245900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2459800" calcext:value-type="float">
            <text:p>92459800</text:p>
          </table:table-cell>
          <table:table-cell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92462900" calcext:value-type="float">
            <text:p>92462900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92463000" calcext:value-type="float">
            <text:p>9246300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92463900" calcext:value-type="float">
            <text:p>92463900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92464100" calcext:value-type="float">
            <text:p>92464100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92466500" calcext:value-type="float">
            <text:p>924665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92466700" calcext:value-type="float">
            <text:p>92466700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92510000" calcext:value-type="float">
            <text:p>92510000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92510100" calcext:value-type="float">
            <text:p>92510100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92510300" calcext:value-type="float">
            <text:p>9251030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92510400" calcext:value-type="float">
            <text:p>9251040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92510600" calcext:value-type="float">
            <text:p>9251060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92520000" calcext:value-type="float">
            <text:p>9252000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930000700" calcext:value-type="float">
            <text:p>930000700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930002600" calcext:value-type="float">
            <text:p>93000260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930006000" calcext:value-type="float">
            <text:p>93000600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93351500" calcext:value-type="float">
            <text:p>93351500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93352000" calcext:value-type="float">
            <text:p>93352000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93353800" calcext:value-type="float">
            <text:p>93353800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93354700" calcext:value-type="float">
            <text:p>93354700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93357200" calcext:value-type="float">
            <text:p>93357200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93357400" calcext:value-type="float">
            <text:p>9335740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93358500" calcext:value-type="float">
            <text:p>93358500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93359100" calcext:value-type="float">
            <text:p>93359100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93450700" calcext:value-type="float">
            <text:p>93450700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93450900" calcext:value-type="float">
            <text:p>9345090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93451700" calcext:value-type="float">
            <text:p>93451700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3452000" calcext:value-type="float">
            <text:p>9345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550800" calcext:value-type="float">
            <text:p>94550800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94551200" calcext:value-type="float">
            <text:p>9455120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57016900" calcext:value-type="float">
            <text:p>957016900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957029600" calcext:value-type="float">
            <text:p>957029600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96050400" calcext:value-type="float">
            <text:p>960504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6950900" calcext:value-type="float">
            <text:p>969509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6952000" calcext:value-type="float">
            <text:p>96952000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96952100" calcext:value-type="float">
            <text:p>9695210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96952500" calcext:value-type="float">
            <text:p>9695250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97028500" calcext:value-type="float">
            <text:p>9702850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97048500" calcext:value-type="float">
            <text:p>97048500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97053800" calcext:value-type="float">
            <text:p>97053800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97086900" calcext:value-type="float">
            <text:p>97086900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97096900" calcext:value-type="float">
            <text:p>97096900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97099700" calcext:value-type="float">
            <text:p>97099700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97100000" calcext:value-type="float">
            <text:p>9710000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97100100" calcext:value-type="float">
            <text:p>97100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104200" calcext:value-type="float">
            <text:p>9710420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97106700" calcext:value-type="float">
            <text:p>97106700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97108400" calcext:value-type="float">
            <text:p>97108400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float" office:value="97112100" calcext:value-type="float">
            <text:p>97112100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97112600" calcext:value-type="float">
            <text:p>97112600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97113800" calcext:value-type="float">
            <text:p>97113800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97114200" calcext:value-type="float">
            <text:p>97114200</text:p>
          </table:table-cell>
          <table:table-cell/>
        </table:table-row>
        <table:table-row table:style-name="ro1">
          <table:table-cell office:value-type="float" office:value="97115100" calcext:value-type="float">
            <text:p>97115100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97120100" calcext:value-type="float">
            <text:p>97120100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97120200" calcext:value-type="float">
            <text:p>97120200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97125000" calcext:value-type="float">
            <text:p>97125000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97126900" calcext:value-type="float">
            <text:p>97126900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97127500" calcext:value-type="float">
            <text:p>97127500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97128700" calcext:value-type="float">
            <text:p>97128700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97128900" calcext:value-type="float">
            <text:p>97128900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97129100" calcext:value-type="float">
            <text:p>97129100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97129900" calcext:value-type="float">
            <text:p>9712990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97130500" calcext:value-type="float">
            <text:p>97130500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97130900" calcext:value-type="float">
            <text:p>97130900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97131200" calcext:value-type="float">
            <text:p>97131200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97131500" calcext:value-type="float">
            <text:p>97131500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97132100" calcext:value-type="float">
            <text:p>97132100</text:p>
          </table:table-cell>
          <table:table-cell office:value-type="float" office:value="3387" calcext:value-type="float">
            <text:p>3387</text:p>
          </table:table-cell>
        </table:table-row>
        <table:table-row table:style-name="ro1">
          <table:table-cell office:value-type="float" office:value="97132300" calcext:value-type="float">
            <text:p>97132300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float" office:value="97132700" calcext:value-type="float">
            <text:p>97132700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97132900" calcext:value-type="float">
            <text:p>97132900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97133100" calcext:value-type="float">
            <text:p>97133100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97133500" calcext:value-type="float">
            <text:p>97133500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97133900" calcext:value-type="float">
            <text:p>97133900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97134700" calcext:value-type="float">
            <text:p>97134700</text:p>
          </table:table-cell>
          <table:table-cell office:value-type="float" office:value="3363" calcext:value-type="float">
            <text:p>3363</text:p>
          </table:table-cell>
        </table:table-row>
        <table:table-row table:style-name="ro1">
          <table:table-cell office:value-type="float" office:value="97135700" calcext:value-type="float">
            <text:p>97135700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float" office:value="97136300" calcext:value-type="float">
            <text:p>97136300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97136700" calcext:value-type="float">
            <text:p>97136700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97137500" calcext:value-type="float">
            <text:p>97137500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97137700" calcext:value-type="float">
            <text:p>97137700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97139500" calcext:value-type="float">
            <text:p>97139500</text:p>
          </table:table-cell>
          <table:table-cell office:value-type="float" office:value="4103" calcext:value-type="float">
            <text:p>4103</text:p>
          </table:table-cell>
        </table:table-row>
        <table:table-row table:style-name="ro1">
          <table:table-cell office:value-type="float" office:value="97140300" calcext:value-type="float">
            <text:p>97140300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97141100" calcext:value-type="float">
            <text:p>9714110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97160100" calcext:value-type="float">
            <text:p>97160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7161500" calcext:value-type="float">
            <text:p>97161500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97170000" calcext:value-type="float">
            <text:p>97170000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97172100" calcext:value-type="float">
            <text:p>9717210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97173900" calcext:value-type="float">
            <text:p>97173900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97180300" calcext:value-type="float">
            <text:p>9718030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97180600" calcext:value-type="float">
            <text:p>97180600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97180700" calcext:value-type="float">
            <text:p>9718070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97180800" calcext:value-type="float">
            <text:p>9718080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97180900" calcext:value-type="float">
            <text:p>97180900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97181000" calcext:value-type="float">
            <text:p>9718100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97181100" calcext:value-type="float">
            <text:p>9718110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97181300" calcext:value-type="float">
            <text:p>97181300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97183600" calcext:value-type="float">
            <text:p>9718360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97183800" calcext:value-type="float">
            <text:p>9718380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97233400" calcext:value-type="float">
            <text:p>9723340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97238100" calcext:value-type="float">
            <text:p>97238100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97240100" calcext:value-type="float">
            <text:p>97240100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97241800" calcext:value-type="float">
            <text:p>97241800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97245100" calcext:value-type="float">
            <text:p>97245100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97248100" calcext:value-type="float">
            <text:p>9724810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97251800" calcext:value-type="float">
            <text:p>97251800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97253000" calcext:value-type="float">
            <text:p>97253000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97253400" calcext:value-type="float">
            <text:p>97253400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97255100" calcext:value-type="float">
            <text:p>9725510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97258100" calcext:value-type="float">
            <text:p>97258100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97293300" calcext:value-type="float">
            <text:p>97293300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97331200" calcext:value-type="float">
            <text:p>97331200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97331800" calcext:value-type="float">
            <text:p>97331800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97334200" calcext:value-type="float">
            <text:p>97334200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97335100" calcext:value-type="float">
            <text:p>9733510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7337000" calcext:value-type="float">
            <text:p>9733700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97338000" calcext:value-type="float">
            <text:p>9733800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97338500" calcext:value-type="float">
            <text:p>97338500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97340100" calcext:value-type="float">
            <text:p>973401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7341800" calcext:value-type="float">
            <text:p>97341800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97344200" calcext:value-type="float">
            <text:p>97344200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float" office:value="97346800" calcext:value-type="float">
            <text:p>97346800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97350100" calcext:value-type="float">
            <text:p>97350100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97355100" calcext:value-type="float">
            <text:p>97355100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97358100" calcext:value-type="float">
            <text:p>97358100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97390100" calcext:value-type="float">
            <text:p>973901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7390400" calcext:value-type="float">
            <text:p>97390400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97390500" calcext:value-type="float">
            <text:p>97390500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7391000" calcext:value-type="float">
            <text:p>9739100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97391800" calcext:value-type="float">
            <text:p>97391800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97391900" calcext:value-type="float">
            <text:p>97391900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97392000" calcext:value-type="float">
            <text:p>97392000</text:p>
          </table:table-cell>
          <table:table-cell office:value-type="float" office:value="3305" calcext:value-type="float">
            <text:p>3305</text:p>
          </table:table-cell>
        </table:table-row>
        <table:table-row table:style-name="ro1">
          <table:table-cell office:value-type="float" office:value="97440200" calcext:value-type="float">
            <text:p>97440200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97502600" calcext:value-type="float">
            <text:p>97502600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97504000" calcext:value-type="float">
            <text:p>97504000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97505100" calcext:value-type="float">
            <text:p>9750510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97505900" calcext:value-type="float">
            <text:p>97505900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97506500" calcext:value-type="float">
            <text:p>97506500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97506700" calcext:value-type="float">
            <text:p>97506700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97506900" calcext:value-type="float">
            <text:p>97506900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float" office:value="97507100" calcext:value-type="float">
            <text:p>975071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97507300" calcext:value-type="float">
            <text:p>97507300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97507600" calcext:value-type="float">
            <text:p>975076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7507800" calcext:value-type="float">
            <text:p>9750780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97508000" calcext:value-type="float">
            <text:p>97508000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97508400" calcext:value-type="float">
            <text:p>975084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7508600" calcext:value-type="float">
            <text:p>97508600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97509200" calcext:value-type="float">
            <text:p>97509200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float" office:value="97509600" calcext:value-type="float">
            <text:p>975096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7510100" calcext:value-type="float">
            <text:p>97510100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97510500" calcext:value-type="float">
            <text:p>97510500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97510900" calcext:value-type="float">
            <text:p>97510900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97511300" calcext:value-type="float">
            <text:p>97511300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97511700" calcext:value-type="float">
            <text:p>97511700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97512100" calcext:value-type="float">
            <text:p>97512100</text:p>
          </table:table-cell>
          <table:table-cell office:value-type="float" office:value="3433" calcext:value-type="float">
            <text:p>3433</text:p>
          </table:table-cell>
        </table:table-row>
        <table:table-row table:style-name="ro1">
          <table:table-cell office:value-type="float" office:value="97512300" calcext:value-type="float">
            <text:p>97512300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97512600" calcext:value-type="float">
            <text:p>97512600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float" office:value="97513000" calcext:value-type="float">
            <text:p>97513000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97513400" calcext:value-type="float">
            <text:p>9751340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97513800" calcext:value-type="float">
            <text:p>97513800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97514200" calcext:value-type="float">
            <text:p>9751420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97514800" calcext:value-type="float">
            <text:p>97514800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97515100" calcext:value-type="float">
            <text:p>97515100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97517500" calcext:value-type="float">
            <text:p>97517500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97525000" calcext:value-type="float">
            <text:p>97525000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97531500" calcext:value-type="float">
            <text:p>975315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7531700" calcext:value-type="float">
            <text:p>97531700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97532300" calcext:value-type="float">
            <text:p>97532300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97532700" calcext:value-type="float">
            <text:p>97532700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97533500" calcext:value-type="float">
            <text:p>97533500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97533900" calcext:value-type="float">
            <text:p>9753390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97534700" calcext:value-type="float">
            <text:p>9753470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7535500" calcext:value-type="float">
            <text:p>97535500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97536300" calcext:value-type="float">
            <text:p>975363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7610100" calcext:value-type="float">
            <text:p>9761010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97640100" calcext:value-type="float">
            <text:p>9764010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97641000" calcext:value-type="float">
            <text:p>9764100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97651000" calcext:value-type="float">
            <text:p>97651000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97690200" calcext:value-type="float">
            <text:p>97690200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97690800" calcext:value-type="float">
            <text:p>97690800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97690900" calcext:value-type="float">
            <text:p>9769090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97692000" calcext:value-type="float">
            <text:p>97692000</text:p>
          </table:table-cell>
          <table:table-cell office:value-type="float" office:value="3773" calcext:value-type="float">
            <text:p>3773</text:p>
          </table:table-cell>
        </table:table-row>
        <table:table-row table:style-name="ro1">
          <table:table-cell office:value-type="float" office:value="97692100" calcext:value-type="float">
            <text:p>97692100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983054900" calcext:value-type="float">
            <text:p>983054900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985007100" calcext:value-type="float">
            <text:p>985007100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985042300" calcext:value-type="float">
            <text:p>98504230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985042400" calcext:value-type="float">
            <text:p>985042400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985042500" calcext:value-type="float">
            <text:p>985042500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985047300" calcext:value-type="float">
            <text:p>985047300</text:p>
          </table:table-cell>
          <table:table-cell office:value-type="float" office:value="3600" calcext:value-type="float">
            <text:p>3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7:46:47.506704538</meta:creation-date>
    <dc:date>2023-10-04T08:02:25.310155802</dc:date>
    <meta:editing-duration>PT15M40S</meta:editing-duration>
    <meta:editing-cycles>1</meta:editing-cycles>
    <meta:generator>LibreOffice/7.6.0.3$Linux_X86_64 LibreOffice_project/60$Build-3</meta:generator>
    <meta:document-statistic meta:table-count="1" meta:cell-count="4074" meta:object-count="0"/>
  </office:meta>
</office:document-meta>
</file>